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ourier New" svg:font-family="Courier New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fo:background-color="#ffffff" style:vertical-align="top" fo:padding-top="0.079cm" fo:border-top="#000000 0.009cm solid" fo:padding-bottom="0.079cm" fo:border-bottom="#000000 0.009cm solid" fo:padding-left="0.079cm" fo:border-left="#000000 0.009cm solid" fo:padding-right="0.079cm" fo:border-right="#000000 0.009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Cell2" style:family="table-cell">
      <style:table-cell-properties fo:background-color="#ffffff" style:vertical-align="top" fo:padding-top="0.079cm" fo:border-top="#000000 0.009cm solid" fo:padding-bottom="0.079cm" fo:border-bottom="#000000 0.009cm solid" fo:padding-left="0.079cm" fo:border-left="#000000 0.009cm solid" fo:padding-right="0.079cm" fo:border-right="#000000 0.009cm solid"/>
    </style:style>
    <style:style style:name="P3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3_1" style:family="text"/>
    <style:style style:name="T3_2" style:family="text">
      <style:text-properties style:text-line-through-style="none" fo:font-style="normal" style:font-style-asian="normal" style:font-style-complex="normal" fo:color="#0000ee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solid" style:text-underline-color="font-color"/>
    </style:style>
    <style:style style:name="T3_3" style:family="text"/>
    <style:style style:name="T3_4" style:family="text">
      <style:text-properties style:text-line-through-style="none" fo:font-style="normal" style:font-style-asian="normal" style:font-style-complex="normal" fo:color="#0000ee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solid" style:text-underline-color="font-color"/>
    </style:style>
    <style:style style:name="T3_5" style:family="text"/>
    <style:style style:name="T3_6" style:family="text">
      <style:text-properties style:text-line-through-style="none" fo:font-style="normal" style:font-style-asian="normal" style:font-style-complex="normal" fo:color="#0000ee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5" style:family="paragraph" style:parent-style-name="Standard">
      <style:paragraph-properties fo:text-align="left" fo:break-before="auto" fo:text-indent="0cm" fo:line-height="100%" fo:margin-top="0.159cm" fo:margin-bottom="0.159cm" fo:margin-left="0cm" fo:margin-right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P6" style:family="paragraph" style:parent-style-name="Heading_20_3">
      <style:paragraph-properties fo:break-before="auto" fo:line-height="100%" style:writing-mode="lr-tb"/>
    </style:style>
    <style:style style:name="T6_1" style:family="text"/>
    <style:style style:name="P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P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T9_227" style:family="text"/>
    <style:style style:name="T9_228" style:family="text"/>
    <style:style style:name="T9_229" style:family="text"/>
    <style:style style:name="T9_230" style:family="text"/>
    <style:style style:name="T9_231" style:family="text"/>
    <style:style style:name="T9_232" style:family="text"/>
    <style:style style:name="T9_233" style:family="text"/>
    <style:style style:name="T9_234" style:family="text"/>
    <style:style style:name="T9_235" style:family="text"/>
    <style:style style:name="T9_236" style:family="text"/>
    <style:style style:name="T9_237" style:family="text"/>
    <style:style style:name="T9_238" style:family="text"/>
    <style:style style:name="T9_239" style:family="text"/>
    <style:style style:name="T9_240" style:family="text"/>
    <style:style style:name="T9_241" style:family="text"/>
    <style:style style:name="T9_242" style:family="text"/>
    <style:style style:name="T9_243" style:family="text"/>
    <style:style style:name="T9_244" style:family="text"/>
    <style:style style:name="T9_245" style:family="text"/>
    <style:style style:name="T9_246" style:family="text"/>
    <style:style style:name="T9_247" style:family="text"/>
    <style:style style:name="T9_248" style:family="text"/>
    <style:style style:name="P1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1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>
      <style:text-properties fo:color="#0000ee" style:text-underline-style="solid" style:text-underline-color="font-color"/>
    </style:style>
    <style:style style:name="T11_13" style:family="text"/>
    <style:style style:name="P12" style:family="paragraph" style:parent-style-name="Heading_20_3">
      <style:paragraph-properties fo:break-before="auto" fo:line-height="100%" fo:margin-top="0cm" style:writing-mode="lr-tb"/>
    </style:style>
    <style:style style:name="T12_1" style:family="text"/>
    <style:style style:name="P13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13_1" style:family="text">
      <style:text-properties style:font-name="Courier New" style:font-name-asian="Courier New" style:font-name-complex="Courier New"/>
    </style:style>
    <style:style style:name="T13_2" style:family="text">
      <style:text-properties style:font-name="Courier New" style:font-name-asian="Courier New" style:font-name-complex="Courier New"/>
    </style:style>
    <style:style style:name="T13_3" style:family="text">
      <style:text-properties style:font-name="Courier New" style:font-name-asian="Courier New" style:font-name-complex="Courier New"/>
    </style:style>
    <style:style style:name="T13_4" style:family="text">
      <style:text-properties style:font-name="Courier New" style:font-name-asian="Courier New" style:font-name-complex="Courier New"/>
    </style:style>
    <style:style style:name="T13_5" style:family="text">
      <style:text-properties style:font-name="Courier New" style:font-name-asian="Courier New" style:font-name-complex="Courier New"/>
    </style:style>
    <style:style style:name="T13_6" style:family="text">
      <style:text-properties style:font-name="Courier New" style:font-name-asian="Courier New" style:font-name-complex="Courier New"/>
    </style:style>
    <style:style style:name="T13_7" style:family="text">
      <style:text-properties style:font-name="Courier New" style:font-name-asian="Courier New" style:font-name-complex="Courier New"/>
    </style:style>
    <style:style style:name="T13_8" style:family="text">
      <style:text-properties style:font-name="Courier New" style:font-name-asian="Courier New" style:font-name-complex="Courier New"/>
    </style:style>
    <style:style style:name="T13_9" style:family="text">
      <style:text-properties style:font-name="Courier New" style:font-name-asian="Courier New" style:font-name-complex="Courier New"/>
    </style:style>
    <style:style style:name="T13_10" style:family="text">
      <style:text-properties style:font-name="Courier New" style:font-name-asian="Courier New" style:font-name-complex="Courier New"/>
    </style:style>
    <style:style style:name="T13_11" style:family="text">
      <style:text-properties style:font-name="Courier New" style:font-name-asian="Courier New" style:font-name-complex="Courier New"/>
    </style:style>
    <style:style style:name="T13_12" style:family="text">
      <style:text-properties style:font-name="Courier New" style:font-name-asian="Courier New" style:font-name-complex="Courier New"/>
    </style:style>
    <style:style style:name="P14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14_1" style:family="text">
      <style:text-properties style:font-name="Courier New" style:font-name-asian="Courier New" style:font-name-complex="Courier New"/>
    </style:style>
    <style:style style:name="T14_2" style:family="text">
      <style:text-properties style:font-name="Courier New" style:font-name-asian="Courier New" style:font-name-complex="Courier New"/>
    </style:style>
    <style:style style:name="T14_3" style:family="text">
      <style:text-properties style:font-name="Courier New" style:font-name-asian="Courier New" style:font-name-complex="Courier New"/>
    </style:style>
    <style:style style:name="T14_4" style:family="text">
      <style:text-properties style:font-name="Courier New" style:font-name-asian="Courier New" style:font-name-complex="Courier New"/>
    </style:style>
    <style:style style:name="T14_5" style:family="text">
      <style:text-properties style:font-name="Courier New" style:font-name-asian="Courier New" style:font-name-complex="Courier New"/>
    </style:style>
    <style:style style:name="T14_6" style:family="text">
      <style:text-properties style:font-name="Courier New" style:font-name-asian="Courier New" style:font-name-complex="Courier New"/>
    </style:style>
    <style:style style:name="T14_7" style:family="text">
      <style:text-properties style:font-name="Courier New" style:font-name-asian="Courier New" style:font-name-complex="Courier New"/>
    </style:style>
    <style:style style:name="T14_8" style:family="text">
      <style:text-properties style:font-name="Courier New" style:font-name-asian="Courier New" style:font-name-complex="Courier New"/>
    </style:style>
    <style:style style:name="T14_9" style:family="text">
      <style:text-properties style:font-name="Courier New" style:font-name-asian="Courier New" style:font-name-complex="Courier New"/>
    </style:style>
    <style:style style:name="T14_10" style:family="text">
      <style:text-properties style:font-name="Courier New" style:font-name-asian="Courier New" style:font-name-complex="Courier New"/>
    </style:style>
    <style:style style:name="T14_11" style:family="text">
      <style:text-properties style:font-name="Courier New" style:font-name-asian="Courier New" style:font-name-complex="Courier New"/>
    </style:style>
    <style:style style:name="T14_12" style:family="text">
      <style:text-properties style:font-name="Courier New" style:font-name-asian="Courier New" style:font-name-complex="Courier New"/>
    </style:style>
    <style:style style:name="T14_13" style:family="text">
      <style:text-properties style:font-name="Courier New" style:font-name-asian="Courier New" style:font-name-complex="Courier New"/>
    </style:style>
    <style:style style:name="T14_14" style:family="text">
      <style:text-properties style:font-name="Courier New" style:font-name-asian="Courier New" style:font-name-complex="Courier New"/>
    </style:style>
    <style:style style:name="T14_15" style:family="text">
      <style:text-properties style:font-name="Courier New" style:font-name-asian="Courier New" style:font-name-complex="Courier New"/>
    </style:style>
    <style:style style:name="T14_16" style:family="text">
      <style:text-properties style:font-name="Courier New" style:font-name-asian="Courier New" style:font-name-complex="Courier New"/>
    </style:style>
    <style:style style:name="P1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5_1" style:family="text">
      <style:text-properties style:font-name="Courier New" style:font-name-asian="Courier New" style:font-name-complex="Courier New"/>
    </style:style>
    <style:style style:name="T15_2" style:family="text">
      <style:text-properties style:font-name="Courier New" style:font-name-asian="Courier New" style:font-name-complex="Courier New"/>
    </style:style>
    <style:style style:name="T15_3" style:family="text">
      <style:text-properties style:font-name="Courier New" style:font-name-asian="Courier New" style:font-name-complex="Courier New"/>
    </style:style>
    <style:style style:name="T15_4" style:family="text">
      <style:text-properties style:font-name="Courier New" style:font-name-asian="Courier New" style:font-name-complex="Courier New"/>
    </style:style>
    <style:style style:name="T15_5" style:family="text">
      <style:text-properties style:font-name="Courier New" style:font-name-asian="Courier New" style:font-name-complex="Courier New"/>
    </style:style>
    <style:style style:name="T15_6" style:family="text">
      <style:text-properties style:font-name="Courier New" style:font-name-asian="Courier New" style:font-name-complex="Courier New"/>
    </style:style>
    <style:style style:name="T15_7" style:family="text">
      <style:text-properties style:font-name="Courier New" style:font-name-asian="Courier New" style:font-name-complex="Courier New"/>
    </style:style>
    <style:style style:name="P16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16_1" style:family="text">
      <style:text-properties style:font-name="Courier New" style:font-name-asian="Courier New" style:font-name-complex="Courier New"/>
    </style:style>
    <style:style style:name="T16_2" style:family="text">
      <style:text-properties style:font-name="Courier New" style:font-name-asian="Courier New" style:font-name-complex="Courier New"/>
    </style:style>
    <style:style style:name="T16_3" style:family="text">
      <style:text-properties style:font-name="Courier New" style:font-name-asian="Courier New" style:font-name-complex="Courier New"/>
    </style:style>
    <style:style style:name="T16_4" style:family="text">
      <style:text-properties style:font-name="Courier New" style:font-name-asian="Courier New" style:font-name-complex="Courier New"/>
    </style:style>
    <style:style style:name="T16_5" style:family="text">
      <style:text-properties style:font-name="Courier New" style:font-name-asian="Courier New" style:font-name-complex="Courier New"/>
    </style:style>
    <style:style style:name="T16_6" style:family="text">
      <style:text-properties style:font-name="Courier New" style:font-name-asian="Courier New" style:font-name-complex="Courier New"/>
    </style:style>
    <style:style style:name="T16_7" style:family="text">
      <style:text-properties style:font-name="Courier New" style:font-name-asian="Courier New" style:font-name-complex="Courier New"/>
    </style:style>
    <style:style style:name="T16_8" style:family="text">
      <style:text-properties style:font-name="Courier New" style:font-name-asian="Courier New" style:font-name-complex="Courier New"/>
    </style:style>
    <style:style style:name="T16_9" style:family="text">
      <style:text-properties style:font-name="Courier New" style:font-name-asian="Courier New" style:font-name-complex="Courier New"/>
    </style:style>
    <style:style style:name="T16_10" style:family="text">
      <style:text-properties style:font-name="Courier New" style:font-name-asian="Courier New" style:font-name-complex="Courier New"/>
    </style:style>
    <style:style style:name="T16_11" style:family="text">
      <style:text-properties style:font-name="Courier New" style:font-name-asian="Courier New" style:font-name-complex="Courier New"/>
    </style:style>
    <style:style style:name="T16_12" style:family="text">
      <style:text-properties style:font-name="Courier New" style:font-name-asian="Courier New" style:font-name-complex="Courier New"/>
    </style:style>
    <style:style style:name="T16_13" style:family="text">
      <style:text-properties style:font-name="Courier New" style:font-name-asian="Courier New" style:font-name-complex="Courier New"/>
    </style:style>
    <style:style style:name="T16_14" style:family="text">
      <style:text-properties style:font-name="Courier New" style:font-name-asian="Courier New" style:font-name-complex="Courier New"/>
    </style:style>
    <style:style style:name="T16_15" style:family="text">
      <style:text-properties style:font-name="Courier New" style:font-name-asian="Courier New" style:font-name-complex="Courier New"/>
    </style:style>
    <style:style style:name="T16_16" style:family="text">
      <style:text-properties style:font-name="Courier New" style:font-name-asian="Courier New" style:font-name-complex="Courier New"/>
    </style:style>
    <style:style style:name="T16_17" style:family="text">
      <style:text-properties style:font-name="Courier New" style:font-name-asian="Courier New" style:font-name-complex="Courier New"/>
    </style:style>
    <style:style style:name="T16_18" style:family="text">
      <style:text-properties style:font-name="Courier New" style:font-name-asian="Courier New" style:font-name-complex="Courier New"/>
    </style:style>
    <style:style style:name="P17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17_1" style:family="text">
      <style:text-properties style:font-name="Courier New" style:font-name-asian="Courier New" style:font-name-complex="Courier New"/>
    </style:style>
    <style:style style:name="T17_2" style:family="text">
      <style:text-properties style:font-name="Courier New" style:font-name-asian="Courier New" style:font-name-complex="Courier New"/>
    </style:style>
    <style:style style:name="T17_3" style:family="text">
      <style:text-properties style:font-name="Courier New" style:font-name-asian="Courier New" style:font-name-complex="Courier New"/>
    </style:style>
    <style:style style:name="T17_4" style:family="text">
      <style:text-properties style:font-name="Courier New" style:font-name-asian="Courier New" style:font-name-complex="Courier New"/>
    </style:style>
    <style:style style:name="T17_5" style:family="text">
      <style:text-properties style:font-name="Courier New" style:font-name-asian="Courier New" style:font-name-complex="Courier New"/>
    </style:style>
    <style:style style:name="T17_6" style:family="text">
      <style:text-properties style:font-name="Courier New" style:font-name-asian="Courier New" style:font-name-complex="Courier New"/>
    </style:style>
    <style:style style:name="T17_7" style:family="text">
      <style:text-properties style:font-name="Courier New" style:font-name-asian="Courier New" style:font-name-complex="Courier New"/>
    </style:style>
    <style:style style:name="T17_8" style:family="text">
      <style:text-properties style:font-name="Courier New" style:font-name-asian="Courier New" style:font-name-complex="Courier New"/>
    </style:style>
    <style:style style:name="T17_9" style:family="text">
      <style:text-properties style:font-name="Courier New" style:font-name-asian="Courier New" style:font-name-complex="Courier New"/>
    </style:style>
    <style:style style:name="T17_10" style:family="text">
      <style:text-properties style:font-name="Courier New" style:font-name-asian="Courier New" style:font-name-complex="Courier New"/>
    </style:style>
    <style:style style:name="T17_11" style:family="text">
      <style:text-properties style:font-name="Courier New" style:font-name-asian="Courier New" style:font-name-complex="Courier New"/>
    </style:style>
    <style:style style:name="T17_12" style:family="text">
      <style:text-properties style:font-name="Courier New" style:font-name-asian="Courier New" style:font-name-complex="Courier New"/>
    </style:style>
    <style:style style:name="T17_13" style:family="text">
      <style:text-properties style:font-name="Courier New" style:font-name-asian="Courier New" style:font-name-complex="Courier New"/>
    </style:style>
    <style:style style:name="T17_14" style:family="text">
      <style:text-properties style:font-name="Courier New" style:font-name-asian="Courier New" style:font-name-complex="Courier New"/>
    </style:style>
    <style:style style:name="T17_15" style:family="text">
      <style:text-properties style:font-name="Courier New" style:font-name-asian="Courier New" style:font-name-complex="Courier New"/>
    </style:style>
    <style:style style:name="T17_16" style:family="text">
      <style:text-properties style:font-name="Courier New" style:font-name-asian="Courier New" style:font-name-complex="Courier New"/>
    </style:style>
    <style:style style:name="T17_17" style:family="text">
      <style:text-properties style:font-name="Courier New" style:font-name-asian="Courier New" style:font-name-complex="Courier New"/>
    </style:style>
    <style:style style:name="T17_18" style:family="text">
      <style:text-properties style:font-name="Courier New" style:font-name-asian="Courier New" style:font-name-complex="Courier New"/>
    </style:style>
    <style:style style:name="P1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8_1" style:family="text">
      <style:text-properties style:font-name="Courier New" style:font-name-asian="Courier New" style:font-name-complex="Courier New"/>
    </style:style>
    <style:style style:name="T18_2" style:family="text">
      <style:text-properties style:font-name="Courier New" style:font-name-asian="Courier New" style:font-name-complex="Courier New"/>
    </style:style>
    <style:style style:name="T18_3" style:family="text">
      <style:text-properties style:font-name="Courier New" style:font-name-asian="Courier New" style:font-name-complex="Courier New"/>
    </style:style>
    <style:style style:name="T18_4" style:family="text">
      <style:text-properties style:font-name="Courier New" style:font-name-asian="Courier New" style:font-name-complex="Courier New"/>
    </style:style>
    <style:style style:name="T18_5" style:family="text">
      <style:text-properties style:font-name="Courier New" style:font-name-asian="Courier New" style:font-name-complex="Courier New"/>
    </style:style>
    <style:style style:name="T18_6" style:family="text">
      <style:text-properties style:font-name="Courier New" style:font-name-asian="Courier New" style:font-name-complex="Courier New"/>
    </style:style>
    <style:style style:name="T18_7" style:family="text">
      <style:text-properties style:font-name="Courier New" style:font-name-asian="Courier New" style:font-name-complex="Courier New"/>
    </style:style>
    <style:style style:name="P19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19_1" style:family="text">
      <style:text-properties style:font-name="Courier New" style:font-name-asian="Courier New" style:font-name-complex="Courier New"/>
    </style:style>
    <style:style style:name="T19_2" style:family="text">
      <style:text-properties style:font-name="Courier New" style:font-name-asian="Courier New" style:font-name-complex="Courier New"/>
    </style:style>
    <style:style style:name="T19_3" style:family="text">
      <style:text-properties style:font-name="Courier New" style:font-name-asian="Courier New" style:font-name-complex="Courier New"/>
    </style:style>
    <style:style style:name="T19_4" style:family="text">
      <style:text-properties style:font-name="Courier New" style:font-name-asian="Courier New" style:font-name-complex="Courier New"/>
    </style:style>
    <style:style style:name="T19_5" style:family="text">
      <style:text-properties style:font-name="Courier New" style:font-name-asian="Courier New" style:font-name-complex="Courier New"/>
    </style:style>
    <style:style style:name="T19_6" style:family="text">
      <style:text-properties style:font-name="Courier New" style:font-name-asian="Courier New" style:font-name-complex="Courier New"/>
    </style:style>
    <style:style style:name="T19_7" style:family="text">
      <style:text-properties style:font-name="Courier New" style:font-name-asian="Courier New" style:font-name-complex="Courier New"/>
    </style:style>
    <style:style style:name="T19_8" style:family="text">
      <style:text-properties style:font-name="Courier New" style:font-name-asian="Courier New" style:font-name-complex="Courier New"/>
    </style:style>
    <style:style style:name="T19_9" style:family="text">
      <style:text-properties style:font-name="Courier New" style:font-name-asian="Courier New" style:font-name-complex="Courier New"/>
    </style:style>
    <style:style style:name="T19_10" style:family="text">
      <style:text-properties style:font-name="Courier New" style:font-name-asian="Courier New" style:font-name-complex="Courier New"/>
    </style:style>
    <style:style style:name="T19_11" style:family="text">
      <style:text-properties style:font-name="Courier New" style:font-name-asian="Courier New" style:font-name-complex="Courier New"/>
    </style:style>
    <style:style style:name="T19_12" style:family="text">
      <style:text-properties style:font-name="Courier New" style:font-name-asian="Courier New" style:font-name-complex="Courier New"/>
    </style:style>
    <style:style style:name="T19_13" style:family="text">
      <style:text-properties style:font-name="Courier New" style:font-name-asian="Courier New" style:font-name-complex="Courier New"/>
    </style:style>
    <style:style style:name="T19_14" style:family="text">
      <style:text-properties style:font-name="Courier New" style:font-name-asian="Courier New" style:font-name-complex="Courier New"/>
    </style:style>
    <style:style style:name="P20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20_1" style:family="text">
      <style:text-properties style:font-name="Courier New" style:font-name-asian="Courier New" style:font-name-complex="Courier New"/>
    </style:style>
    <style:style style:name="T20_2" style:family="text">
      <style:text-properties style:font-name="Courier New" style:font-name-asian="Courier New" style:font-name-complex="Courier New"/>
    </style:style>
    <style:style style:name="T20_3" style:family="text">
      <style:text-properties style:font-name="Courier New" style:font-name-asian="Courier New" style:font-name-complex="Courier New"/>
    </style:style>
    <style:style style:name="T20_4" style:family="text">
      <style:text-properties style:font-name="Courier New" style:font-name-asian="Courier New" style:font-name-complex="Courier New"/>
    </style:style>
    <style:style style:name="T20_5" style:family="text">
      <style:text-properties style:font-name="Courier New" style:font-name-asian="Courier New" style:font-name-complex="Courier New"/>
    </style:style>
    <style:style style:name="T20_6" style:family="text">
      <style:text-properties style:font-name="Courier New" style:font-name-asian="Courier New" style:font-name-complex="Courier New"/>
    </style:style>
    <style:style style:name="T20_7" style:family="text">
      <style:text-properties style:font-name="Courier New" style:font-name-asian="Courier New" style:font-name-complex="Courier New"/>
    </style:style>
    <style:style style:name="T20_8" style:family="text">
      <style:text-properties style:font-name="Courier New" style:font-name-asian="Courier New" style:font-name-complex="Courier New"/>
    </style:style>
    <style:style style:name="T20_9" style:family="text">
      <style:text-properties style:font-name="Courier New" style:font-name-asian="Courier New" style:font-name-complex="Courier New"/>
    </style:style>
    <style:style style:name="T20_10" style:family="text">
      <style:text-properties style:font-name="Courier New" style:font-name-asian="Courier New" style:font-name-complex="Courier New"/>
    </style:style>
    <style:style style:name="T20_11" style:family="text">
      <style:text-properties style:font-name="Courier New" style:font-name-asian="Courier New" style:font-name-complex="Courier New"/>
    </style:style>
    <style:style style:name="T20_12" style:family="text">
      <style:text-properties style:font-name="Courier New" style:font-name-asian="Courier New" style:font-name-complex="Courier New"/>
    </style:style>
    <style:style style:name="T20_13" style:family="text">
      <style:text-properties style:font-name="Courier New" style:font-name-asian="Courier New" style:font-name-complex="Courier New"/>
    </style:style>
    <style:style style:name="T20_14" style:family="text">
      <style:text-properties style:font-name="Courier New" style:font-name-asian="Courier New" style:font-name-complex="Courier New"/>
    </style:style>
    <style:style style:name="T20_15" style:family="text">
      <style:text-properties style:font-name="Courier New" style:font-name-asian="Courier New" style:font-name-complex="Courier New"/>
    </style:style>
    <style:style style:name="T20_16" style:family="text">
      <style:text-properties style:font-name="Courier New" style:font-name-asian="Courier New" style:font-name-complex="Courier New"/>
    </style:style>
    <style:style style:name="T20_17" style:family="text">
      <style:text-properties style:font-name="Courier New" style:font-name-asian="Courier New" style:font-name-complex="Courier New"/>
    </style:style>
    <style:style style:name="T20_18" style:family="text">
      <style:text-properties style:font-name="Courier New" style:font-name-asian="Courier New" style:font-name-complex="Courier New"/>
    </style:style>
    <style:style style:name="T20_19" style:family="text">
      <style:text-properties style:font-name="Courier New" style:font-name-asian="Courier New" style:font-name-complex="Courier New"/>
    </style:style>
    <style:style style:name="T20_20" style:family="text">
      <style:text-properties style:font-name="Courier New" style:font-name-asian="Courier New" style:font-name-complex="Courier New"/>
    </style:style>
    <style:style style:name="T20_21" style:family="text">
      <style:text-properties style:font-name="Courier New" style:font-name-asian="Courier New" style:font-name-complex="Courier New"/>
    </style:style>
    <style:style style:name="T20_22" style:family="text">
      <style:text-properties style:font-name="Courier New" style:font-name-asian="Courier New" style:font-name-complex="Courier New"/>
    </style:style>
    <style:style style:name="T20_23" style:family="text">
      <style:text-properties style:font-name="Courier New" style:font-name-asian="Courier New" style:font-name-complex="Courier New"/>
    </style:style>
    <style:style style:name="T20_24" style:family="text">
      <style:text-properties style:font-name="Courier New" style:font-name-asian="Courier New" style:font-name-complex="Courier New"/>
    </style:style>
    <style:style style:name="T20_25" style:family="text">
      <style:text-properties style:font-name="Courier New" style:font-name-asian="Courier New" style:font-name-complex="Courier New"/>
    </style:style>
    <style:style style:name="T20_26" style:family="text">
      <style:text-properties style:font-name="Courier New" style:font-name-asian="Courier New" style:font-name-complex="Courier New"/>
    </style:style>
    <style:style style:name="T20_27" style:family="text">
      <style:text-properties style:font-name="Courier New" style:font-name-asian="Courier New" style:font-name-complex="Courier New"/>
    </style:style>
    <style:style style:name="T20_28" style:family="text">
      <style:text-properties style:font-name="Courier New" style:font-name-asian="Courier New" style:font-name-complex="Courier New"/>
    </style:style>
    <style:style style:name="T20_29" style:family="text">
      <style:text-properties style:font-name="Courier New" style:font-name-asian="Courier New" style:font-name-complex="Courier New"/>
    </style:style>
    <style:style style:name="T20_30" style:family="text">
      <style:text-properties style:font-name="Courier New" style:font-name-asian="Courier New" style:font-name-complex="Courier New"/>
    </style:style>
    <style:style style:name="T20_31" style:family="text">
      <style:text-properties style:font-name="Courier New" style:font-name-asian="Courier New" style:font-name-complex="Courier New"/>
    </style:style>
    <style:style style:name="P21" style:family="paragraph" style:parent-style-name="Standard">
      <style:paragraph-properties fo:break-before="auto" fo:text-indent="0cm" fo:line-height="100%" fo:margin-top="0cm" fo:margin-left="0.265cm" fo:margin-right="0.265cm" style:writing-mode="lr-tb"/>
      <style:text-properties style:font-name="Courier New" style:font-name-asian="Courier New" style:font-name-complex="Courier New"/>
    </style:style>
    <style:style style:name="P22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22_1" style:family="text">
      <style:text-properties style:font-name="Courier New" style:font-name-asian="Courier New" style:font-name-complex="Courier New"/>
    </style:style>
    <style:style style:name="T22_2" style:family="text">
      <style:text-properties style:font-name="Courier New" style:font-name-asian="Courier New" style:font-name-complex="Courier New"/>
    </style:style>
    <style:style style:name="T22_3" style:family="text">
      <style:text-properties style:font-name="Courier New" style:font-name-asian="Courier New" style:font-name-complex="Courier New"/>
    </style:style>
    <style:style style:name="T22_4" style:family="text">
      <style:text-properties style:font-name="Courier New" style:font-name-asian="Courier New" style:font-name-complex="Courier New"/>
    </style:style>
    <style:style style:name="T22_5" style:family="text">
      <style:text-properties style:font-name="Courier New" style:font-name-asian="Courier New" style:font-name-complex="Courier New"/>
    </style:style>
    <style:style style:name="T22_6" style:family="text">
      <style:text-properties style:font-name="Courier New" style:font-name-asian="Courier New" style:font-name-complex="Courier New"/>
    </style:style>
    <style:style style:name="T22_7" style:family="text">
      <style:text-properties style:font-name="Courier New" style:font-name-asian="Courier New" style:font-name-complex="Courier New"/>
    </style:style>
    <style:style style:name="T22_8" style:family="text">
      <style:text-properties style:font-name="Courier New" style:font-name-asian="Courier New" style:font-name-complex="Courier New"/>
    </style:style>
    <style:style style:name="T22_9" style:family="text">
      <style:text-properties style:font-name="Courier New" style:font-name-asian="Courier New" style:font-name-complex="Courier New"/>
    </style:style>
    <style:style style:name="T22_10" style:family="text">
      <style:text-properties style:font-name="Courier New" style:font-name-asian="Courier New" style:font-name-complex="Courier New"/>
    </style:style>
    <style:style style:name="T22_11" style:family="text">
      <style:text-properties style:font-name="Courier New" style:font-name-asian="Courier New" style:font-name-complex="Courier New"/>
    </style:style>
    <style:style style:name="T22_12" style:family="text">
      <style:text-properties style:font-name="Courier New" style:font-name-asian="Courier New" style:font-name-complex="Courier New"/>
    </style:style>
    <style:style style:name="T22_13" style:family="text">
      <style:text-properties style:font-name="Courier New" style:font-name-asian="Courier New" style:font-name-complex="Courier New"/>
    </style:style>
    <style:style style:name="T22_14" style:family="text">
      <style:text-properties style:font-name="Courier New" style:font-name-asian="Courier New" style:font-name-complex="Courier New"/>
    </style:style>
    <style:style style:name="P23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23_1" style:family="text">
      <style:text-properties style:font-name="Courier New" style:font-name-asian="Courier New" style:font-name-complex="Courier New"/>
    </style:style>
    <style:style style:name="T23_2" style:family="text">
      <style:text-properties style:font-name="Courier New" style:font-name-asian="Courier New" style:font-name-complex="Courier New"/>
    </style:style>
    <style:style style:name="T23_3" style:family="text">
      <style:text-properties style:font-name="Courier New" style:font-name-asian="Courier New" style:font-name-complex="Courier New"/>
    </style:style>
    <style:style style:name="T23_4" style:family="text">
      <style:text-properties style:font-name="Courier New" style:font-name-asian="Courier New" style:font-name-complex="Courier New"/>
    </style:style>
    <style:style style:name="T23_5" style:family="text">
      <style:text-properties style:font-name="Courier New" style:font-name-asian="Courier New" style:font-name-complex="Courier New"/>
    </style:style>
    <style:style style:name="T23_6" style:family="text">
      <style:text-properties style:font-name="Courier New" style:font-name-asian="Courier New" style:font-name-complex="Courier New"/>
    </style:style>
    <style:style style:name="T23_7" style:family="text">
      <style:text-properties style:font-name="Courier New" style:font-name-asian="Courier New" style:font-name-complex="Courier New"/>
    </style:style>
    <style:style style:name="T23_8" style:family="text">
      <style:text-properties style:font-name="Courier New" style:font-name-asian="Courier New" style:font-name-complex="Courier New"/>
    </style:style>
    <style:style style:name="T23_9" style:family="text">
      <style:text-properties style:font-name="Courier New" style:font-name-asian="Courier New" style:font-name-complex="Courier New"/>
    </style:style>
    <style:style style:name="T23_10" style:family="text">
      <style:text-properties style:font-name="Courier New" style:font-name-asian="Courier New" style:font-name-complex="Courier New"/>
    </style:style>
    <style:style style:name="T23_11" style:family="text">
      <style:text-properties style:font-name="Courier New" style:font-name-asian="Courier New" style:font-name-complex="Courier New"/>
    </style:style>
    <style:style style:name="T23_12" style:family="text">
      <style:text-properties style:font-name="Courier New" style:font-name-asian="Courier New" style:font-name-complex="Courier New"/>
    </style:style>
    <style:style style:name="T23_13" style:family="text">
      <style:text-properties style:font-name="Courier New" style:font-name-asian="Courier New" style:font-name-complex="Courier New"/>
    </style:style>
    <style:style style:name="T23_14" style:family="text">
      <style:text-properties style:font-name="Courier New" style:font-name-asian="Courier New" style:font-name-complex="Courier New"/>
    </style:style>
    <style:style style:name="T23_15" style:family="text">
      <style:text-properties style:font-name="Courier New" style:font-name-asian="Courier New" style:font-name-complex="Courier New"/>
    </style:style>
    <style:style style:name="T23_16" style:family="text">
      <style:text-properties style:font-name="Courier New" style:font-name-asian="Courier New" style:font-name-complex="Courier New"/>
    </style:style>
    <style:style style:name="T23_17" style:family="text">
      <style:text-properties style:font-name="Courier New" style:font-name-asian="Courier New" style:font-name-complex="Courier New"/>
    </style:style>
    <style:style style:name="T23_18" style:family="text">
      <style:text-properties style:font-name="Courier New" style:font-name-asian="Courier New" style:font-name-complex="Courier New"/>
    </style:style>
    <style:style style:name="T23_19" style:family="text">
      <style:text-properties style:font-name="Courier New" style:font-name-asian="Courier New" style:font-name-complex="Courier New"/>
    </style:style>
    <style:style style:name="T23_20" style:family="text">
      <style:text-properties style:font-name="Courier New" style:font-name-asian="Courier New" style:font-name-complex="Courier New"/>
    </style:style>
    <style:style style:name="T23_21" style:family="text">
      <style:text-properties style:font-name="Courier New" style:font-name-asian="Courier New" style:font-name-complex="Courier New"/>
    </style:style>
    <style:style style:name="T23_22" style:family="text">
      <style:text-properties style:font-name="Courier New" style:font-name-asian="Courier New" style:font-name-complex="Courier New"/>
    </style:style>
    <style:style style:name="T23_23" style:family="text">
      <style:text-properties style:font-name="Courier New" style:font-name-asian="Courier New" style:font-name-complex="Courier New"/>
    </style:style>
    <style:style style:name="T23_24" style:family="text">
      <style:text-properties style:font-name="Courier New" style:font-name-asian="Courier New" style:font-name-complex="Courier New"/>
    </style:style>
    <style:style style:name="T23_25" style:family="text">
      <style:text-properties style:font-name="Courier New" style:font-name-asian="Courier New" style:font-name-complex="Courier New"/>
    </style:style>
    <style:style style:name="P24" style:family="paragraph" style:parent-style-name="Standard">
      <style:paragraph-properties fo:break-before="auto" fo:text-indent="0cm" fo:line-height="100%" fo:margin-top="0cm" fo:margin-left="0.265cm" fo:margin-right="0.265cm" style:writing-mode="lr-tb"/>
      <style:text-properties style:font-name="Courier New" style:font-name-asian="Courier New" style:font-name-complex="Courier New"/>
    </style:style>
    <style:style style:name="P25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25_1" style:family="text">
      <style:text-properties style:font-name="Courier New" style:font-name-asian="Courier New" style:font-name-complex="Courier New"/>
    </style:style>
    <style:style style:name="T25_2" style:family="text">
      <style:text-properties style:font-name="Courier New" style:font-name-asian="Courier New" style:font-name-complex="Courier New"/>
    </style:style>
    <style:style style:name="T25_3" style:family="text">
      <style:text-properties style:font-name="Courier New" style:font-name-asian="Courier New" style:font-name-complex="Courier New"/>
    </style:style>
    <style:style style:name="T25_4" style:family="text">
      <style:text-properties style:font-name="Courier New" style:font-name-asian="Courier New" style:font-name-complex="Courier New"/>
    </style:style>
    <style:style style:name="T25_5" style:family="text">
      <style:text-properties style:font-name="Courier New" style:font-name-asian="Courier New" style:font-name-complex="Courier New"/>
    </style:style>
    <style:style style:name="T25_6" style:family="text">
      <style:text-properties style:font-name="Courier New" style:font-name-asian="Courier New" style:font-name-complex="Courier New"/>
    </style:style>
    <style:style style:name="T25_7" style:family="text">
      <style:text-properties style:font-name="Courier New" style:font-name-asian="Courier New" style:font-name-complex="Courier New"/>
    </style:style>
    <style:style style:name="T25_8" style:family="text">
      <style:text-properties style:font-name="Courier New" style:font-name-asian="Courier New" style:font-name-complex="Courier New"/>
    </style:style>
    <style:style style:name="T25_9" style:family="text">
      <style:text-properties style:font-name="Courier New" style:font-name-asian="Courier New" style:font-name-complex="Courier New"/>
    </style:style>
    <style:style style:name="T25_10" style:family="text">
      <style:text-properties style:font-name="Courier New" style:font-name-asian="Courier New" style:font-name-complex="Courier New"/>
    </style:style>
    <style:style style:name="T25_11" style:family="text">
      <style:text-properties style:font-name="Courier New" style:font-name-asian="Courier New" style:font-name-complex="Courier New"/>
    </style:style>
    <style:style style:name="T25_12" style:family="text">
      <style:text-properties style:font-name="Courier New" style:font-name-asian="Courier New" style:font-name-complex="Courier New"/>
    </style:style>
    <style:style style:name="T25_13" style:family="text">
      <style:text-properties style:font-name="Courier New" style:font-name-asian="Courier New" style:font-name-complex="Courier New"/>
    </style:style>
    <style:style style:name="T25_14" style:family="text">
      <style:text-properties style:font-name="Courier New" style:font-name-asian="Courier New" style:font-name-complex="Courier New"/>
    </style:style>
    <style:style style:name="T25_15" style:family="text">
      <style:text-properties style:font-name="Courier New" style:font-name-asian="Courier New" style:font-name-complex="Courier New"/>
    </style:style>
    <style:style style:name="T25_16" style:family="text">
      <style:text-properties style:font-name="Courier New" style:font-name-asian="Courier New" style:font-name-complex="Courier New"/>
    </style:style>
    <style:style style:name="T25_17" style:family="text">
      <style:text-properties style:font-name="Courier New" style:font-name-asian="Courier New" style:font-name-complex="Courier New"/>
    </style:style>
    <style:style style:name="T25_18" style:family="text">
      <style:text-properties style:font-name="Courier New" style:font-name-asian="Courier New" style:font-name-complex="Courier New"/>
    </style:style>
    <style:style style:name="P2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6_1" style:family="text">
      <style:text-properties style:font-name="Courier New" style:font-name-asian="Courier New" style:font-name-complex="Courier New"/>
    </style:style>
    <style:style style:name="T26_2" style:family="text">
      <style:text-properties style:font-name="Courier New" style:font-name-asian="Courier New" style:font-name-complex="Courier New"/>
    </style:style>
    <style:style style:name="T26_3" style:family="text">
      <style:text-properties style:font-name="Courier New" style:font-name-asian="Courier New" style:font-name-complex="Courier New"/>
    </style:style>
    <style:style style:name="T26_4" style:family="text">
      <style:text-properties style:font-name="Courier New" style:font-name-asian="Courier New" style:font-name-complex="Courier New"/>
    </style:style>
    <style:style style:name="T26_5" style:family="text">
      <style:text-properties style:font-name="Courier New" style:font-name-asian="Courier New" style:font-name-complex="Courier New"/>
    </style:style>
    <style:style style:name="T26_6" style:family="text">
      <style:text-properties style:font-name="Courier New" style:font-name-asian="Courier New" style:font-name-complex="Courier New"/>
    </style:style>
    <style:style style:name="T26_7" style:family="text">
      <style:text-properties style:font-name="Courier New" style:font-name-asian="Courier New" style:font-name-complex="Courier New"/>
    </style:style>
    <style:style style:name="T26_8" style:family="text">
      <style:text-properties style:font-name="Courier New" style:font-name-asian="Courier New" style:font-name-complex="Courier New"/>
    </style:style>
    <style:style style:name="T26_9" style:family="text">
      <style:text-properties style:font-name="Courier New" style:font-name-asian="Courier New" style:font-name-complex="Courier New"/>
    </style:style>
    <style:style style:name="T26_10" style:family="text">
      <style:text-properties style:font-name="Courier New" style:font-name-asian="Courier New" style:font-name-complex="Courier New"/>
    </style:style>
    <style:style style:name="T26_11" style:family="text">
      <style:text-properties style:font-name="Courier New" style:font-name-asian="Courier New" style:font-name-complex="Courier New"/>
    </style:style>
    <style:style style:name="T26_12" style:family="text">
      <style:text-properties style:font-name="Courier New" style:font-name-asian="Courier New" style:font-name-complex="Courier New"/>
    </style:style>
    <style:style style:name="T26_13" style:family="text">
      <style:text-properties style:font-name="Courier New" style:font-name-asian="Courier New" style:font-name-complex="Courier New"/>
    </style:style>
    <style:style style:name="T26_14" style:family="text">
      <style:text-properties style:font-name="Courier New" style:font-name-asian="Courier New" style:font-name-complex="Courier New"/>
    </style:style>
    <style:style style:name="T26_15" style:family="text">
      <style:text-properties style:font-name="Courier New" style:font-name-asian="Courier New" style:font-name-complex="Courier New"/>
    </style:style>
    <style:style style:name="P27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style:font-name="Courier New" style:font-name-asian="Courier New" style:font-name-complex="Courier New"/>
    </style:style>
    <style:style style:name="P28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28_1" style:family="text">
      <style:text-properties style:font-name="Courier New" style:font-name-asian="Courier New" style:font-name-complex="Courier New"/>
    </style:style>
    <style:style style:name="T28_2" style:family="text">
      <style:text-properties style:font-name="Courier New" style:font-name-asian="Courier New" style:font-name-complex="Courier New"/>
    </style:style>
    <style:style style:name="T28_3" style:family="text">
      <style:text-properties style:font-name="Courier New" style:font-name-asian="Courier New" style:font-name-complex="Courier New"/>
    </style:style>
    <style:style style:name="T28_4" style:family="text">
      <style:text-properties style:font-name="Courier New" style:font-name-asian="Courier New" style:font-name-complex="Courier New"/>
    </style:style>
    <style:style style:name="T28_5" style:family="text">
      <style:text-properties style:font-name="Courier New" style:font-name-asian="Courier New" style:font-name-complex="Courier New"/>
    </style:style>
    <style:style style:name="T28_6" style:family="text">
      <style:text-properties style:font-name="Courier New" style:font-name-asian="Courier New" style:font-name-complex="Courier New"/>
    </style:style>
    <style:style style:name="T28_7" style:family="text">
      <style:text-properties style:font-name="Courier New" style:font-name-asian="Courier New" style:font-name-complex="Courier New"/>
    </style:style>
    <style:style style:name="T28_8" style:family="text">
      <style:text-properties style:font-name="Courier New" style:font-name-asian="Courier New" style:font-name-complex="Courier New"/>
    </style:style>
    <style:style style:name="T28_9" style:family="text">
      <style:text-properties style:font-name="Courier New" style:font-name-asian="Courier New" style:font-name-complex="Courier New"/>
    </style:style>
    <style:style style:name="T28_10" style:family="text">
      <style:text-properties style:font-name="Courier New" style:font-name-asian="Courier New" style:font-name-complex="Courier New"/>
    </style:style>
    <style:style style:name="T28_11" style:family="text">
      <style:text-properties style:font-name="Courier New" style:font-name-asian="Courier New" style:font-name-complex="Courier New"/>
    </style:style>
    <style:style style:name="T28_12" style:family="text">
      <style:text-properties style:font-name="Courier New" style:font-name-asian="Courier New" style:font-name-complex="Courier New"/>
    </style:style>
    <style:style style:name="T28_13" style:family="text">
      <style:text-properties style:font-name="Courier New" style:font-name-asian="Courier New" style:font-name-complex="Courier New"/>
    </style:style>
    <style:style style:name="T28_14" style:family="text">
      <style:text-properties style:font-name="Courier New" style:font-name-asian="Courier New" style:font-name-complex="Courier New"/>
    </style:style>
    <style:style style:name="P29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29_1" style:family="text">
      <style:text-properties style:font-name="Courier New" style:font-name-asian="Courier New" style:font-name-complex="Courier New"/>
    </style:style>
    <style:style style:name="T29_2" style:family="text">
      <style:text-properties style:font-name="Courier New" style:font-name-asian="Courier New" style:font-name-complex="Courier New"/>
    </style:style>
    <style:style style:name="T29_3" style:family="text">
      <style:text-properties style:font-name="Courier New" style:font-name-asian="Courier New" style:font-name-complex="Courier New"/>
    </style:style>
    <style:style style:name="T29_4" style:family="text">
      <style:text-properties style:font-name="Courier New" style:font-name-asian="Courier New" style:font-name-complex="Courier New"/>
    </style:style>
    <style:style style:name="T29_5" style:family="text">
      <style:text-properties style:font-name="Courier New" style:font-name-asian="Courier New" style:font-name-complex="Courier New"/>
    </style:style>
    <style:style style:name="T29_6" style:family="text">
      <style:text-properties style:font-name="Courier New" style:font-name-asian="Courier New" style:font-name-complex="Courier New"/>
    </style:style>
    <style:style style:name="T29_7" style:family="text">
      <style:text-properties style:font-name="Courier New" style:font-name-asian="Courier New" style:font-name-complex="Courier New"/>
    </style:style>
    <style:style style:name="T29_8" style:family="text">
      <style:text-properties style:font-name="Courier New" style:font-name-asian="Courier New" style:font-name-complex="Courier New"/>
    </style:style>
    <style:style style:name="T29_9" style:family="text">
      <style:text-properties style:font-name="Courier New" style:font-name-asian="Courier New" style:font-name-complex="Courier New"/>
    </style:style>
    <style:style style:name="T29_10" style:family="text">
      <style:text-properties style:font-name="Courier New" style:font-name-asian="Courier New" style:font-name-complex="Courier New"/>
    </style:style>
    <style:style style:name="T29_11" style:family="text">
      <style:text-properties style:font-name="Courier New" style:font-name-asian="Courier New" style:font-name-complex="Courier New"/>
    </style:style>
    <style:style style:name="T29_12" style:family="text">
      <style:text-properties style:font-name="Courier New" style:font-name-asian="Courier New" style:font-name-complex="Courier New"/>
    </style:style>
    <style:style style:name="T29_13" style:family="text">
      <style:text-properties style:font-name="Courier New" style:font-name-asian="Courier New" style:font-name-complex="Courier New"/>
    </style:style>
    <style:style style:name="T29_14" style:family="text">
      <style:text-properties style:font-name="Courier New" style:font-name-asian="Courier New" style:font-name-complex="Courier New"/>
    </style:style>
    <style:style style:name="T29_15" style:family="text">
      <style:text-properties style:font-name="Courier New" style:font-name-asian="Courier New" style:font-name-complex="Courier New"/>
    </style:style>
    <style:style style:name="T29_16" style:family="text">
      <style:text-properties style:font-name="Courier New" style:font-name-asian="Courier New" style:font-name-complex="Courier New"/>
    </style:style>
    <style:style style:name="T29_17" style:family="text">
      <style:text-properties style:font-name="Courier New" style:font-name-asian="Courier New" style:font-name-complex="Courier New"/>
    </style:style>
    <style:style style:name="T29_18" style:family="text">
      <style:text-properties style:font-name="Courier New" style:font-name-asian="Courier New" style:font-name-complex="Courier New"/>
    </style:style>
    <style:style style:name="T29_19" style:family="text">
      <style:text-properties style:font-name="Courier New" style:font-name-asian="Courier New" style:font-name-complex="Courier New"/>
    </style:style>
    <style:style style:name="T29_20" style:family="text">
      <style:text-properties style:font-name="Courier New" style:font-name-asian="Courier New" style:font-name-complex="Courier New"/>
    </style:style>
    <style:style style:name="P3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0_1" style:family="text">
      <style:text-properties style:font-name="Courier New" style:font-name-asian="Courier New" style:font-name-complex="Courier New"/>
    </style:style>
    <style:style style:name="T30_2" style:family="text">
      <style:text-properties style:font-name="Courier New" style:font-name-asian="Courier New" style:font-name-complex="Courier New"/>
    </style:style>
    <style:style style:name="T30_3" style:family="text">
      <style:text-properties style:font-name="Courier New" style:font-name-asian="Courier New" style:font-name-complex="Courier New"/>
    </style:style>
    <style:style style:name="T30_4" style:family="text">
      <style:text-properties style:font-name="Courier New" style:font-name-asian="Courier New" style:font-name-complex="Courier New"/>
    </style:style>
    <style:style style:name="T30_5" style:family="text">
      <style:text-properties style:font-name="Courier New" style:font-name-asian="Courier New" style:font-name-complex="Courier New"/>
    </style:style>
    <style:style style:name="T30_6" style:family="text">
      <style:text-properties style:font-name="Courier New" style:font-name-asian="Courier New" style:font-name-complex="Courier New"/>
    </style:style>
    <style:style style:name="T30_7" style:family="text">
      <style:text-properties style:font-name="Courier New" style:font-name-asian="Courier New" style:font-name-complex="Courier New"/>
    </style:style>
    <style:style style:name="T30_8" style:family="text">
      <style:text-properties style:font-name="Courier New" style:font-name-asian="Courier New" style:font-name-complex="Courier New"/>
    </style:style>
    <style:style style:name="T30_9" style:family="text">
      <style:text-properties style:font-name="Courier New" style:font-name-asian="Courier New" style:font-name-complex="Courier New"/>
    </style:style>
    <style:style style:name="T30_10" style:family="text">
      <style:text-properties style:font-name="Courier New" style:font-name-asian="Courier New" style:font-name-complex="Courier New"/>
    </style:style>
    <style:style style:name="T30_11" style:family="text">
      <style:text-properties style:font-name="Courier New" style:font-name-asian="Courier New" style:font-name-complex="Courier New"/>
    </style:style>
    <style:style style:name="T30_12" style:family="text">
      <style:text-properties style:font-name="Courier New" style:font-name-asian="Courier New" style:font-name-complex="Courier New"/>
    </style:style>
    <style:style style:name="T30_13" style:family="text">
      <style:text-properties style:font-name="Courier New" style:font-name-asian="Courier New" style:font-name-complex="Courier New"/>
    </style:style>
    <style:style style:name="T30_14" style:family="text">
      <style:text-properties style:font-name="Courier New" style:font-name-asian="Courier New" style:font-name-complex="Courier New"/>
    </style:style>
    <style:style style:name="T30_15" style:family="text">
      <style:text-properties style:font-name="Courier New" style:font-name-asian="Courier New" style:font-name-complex="Courier New"/>
    </style:style>
    <style:style style:name="T30_16" style:family="text">
      <style:text-properties style:font-name="Courier New" style:font-name-asian="Courier New" style:font-name-complex="Courier New"/>
    </style:style>
    <style:style style:name="T30_17" style:family="text">
      <style:text-properties style:font-name="Courier New" style:font-name-asian="Courier New" style:font-name-complex="Courier New"/>
    </style:style>
    <style:style style:name="T30_18" style:family="text">
      <style:text-properties style:font-name="Courier New" style:font-name-asian="Courier New" style:font-name-complex="Courier New"/>
    </style:style>
    <style:style style:name="T30_19" style:family="text">
      <style:text-properties style:font-name="Courier New" style:font-name-asian="Courier New" style:font-name-complex="Courier New"/>
    </style:style>
    <style:style style:name="T30_20" style:family="text">
      <style:text-properties style:font-name="Courier New" style:font-name-asian="Courier New" style:font-name-complex="Courier New"/>
    </style:style>
    <style:style style:name="T30_21" style:family="text">
      <style:text-properties style:font-name="Courier New" style:font-name-asian="Courier New" style:font-name-complex="Courier New"/>
    </style:style>
    <style:style style:name="T30_22" style:family="text">
      <style:text-properties style:font-name="Courier New" style:font-name-asian="Courier New" style:font-name-complex="Courier New"/>
    </style:style>
    <style:style style:name="T30_23" style:family="text">
      <style:text-properties style:font-name="Courier New" style:font-name-asian="Courier New" style:font-name-complex="Courier New"/>
    </style:style>
    <style:style style:name="T30_24" style:family="text">
      <style:text-properties style:font-name="Courier New" style:font-name-asian="Courier New" style:font-name-complex="Courier New"/>
    </style:style>
    <style:style style:name="P31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31_1" style:family="text">
      <style:text-properties style:font-name="Courier New" style:font-name-asian="Courier New" style:font-name-complex="Courier New"/>
    </style:style>
    <style:style style:name="T31_2" style:family="text">
      <style:text-properties style:font-name="Courier New" style:font-name-asian="Courier New" style:font-name-complex="Courier New"/>
    </style:style>
    <style:style style:name="T31_3" style:family="text">
      <style:text-properties style:font-name="Courier New" style:font-name-asian="Courier New" style:font-name-complex="Courier New"/>
    </style:style>
    <style:style style:name="T31_4" style:family="text">
      <style:text-properties style:font-name="Courier New" style:font-name-asian="Courier New" style:font-name-complex="Courier New"/>
    </style:style>
    <style:style style:name="T31_5" style:family="text">
      <style:text-properties style:font-name="Courier New" style:font-name-asian="Courier New" style:font-name-complex="Courier New"/>
    </style:style>
    <style:style style:name="T31_6" style:family="text">
      <style:text-properties style:font-name="Courier New" style:font-name-asian="Courier New" style:font-name-complex="Courier New"/>
    </style:style>
    <style:style style:name="T31_7" style:family="text">
      <style:text-properties style:font-name="Courier New" style:font-name-asian="Courier New" style:font-name-complex="Courier New"/>
    </style:style>
    <style:style style:name="T31_8" style:family="text">
      <style:text-properties style:font-name="Courier New" style:font-name-asian="Courier New" style:font-name-complex="Courier New"/>
    </style:style>
    <style:style style:name="T31_9" style:family="text">
      <style:text-properties style:font-name="Courier New" style:font-name-asian="Courier New" style:font-name-complex="Courier New"/>
    </style:style>
    <style:style style:name="T31_10" style:family="text">
      <style:text-properties style:font-name="Courier New" style:font-name-asian="Courier New" style:font-name-complex="Courier New"/>
    </style:style>
    <style:style style:name="T31_11" style:family="text">
      <style:text-properties style:font-name="Courier New" style:font-name-asian="Courier New" style:font-name-complex="Courier New"/>
    </style:style>
    <style:style style:name="T31_12" style:family="text">
      <style:text-properties style:font-name="Courier New" style:font-name-asian="Courier New" style:font-name-complex="Courier New"/>
    </style:style>
    <style:style style:name="T31_13" style:family="text">
      <style:text-properties style:font-name="Courier New" style:font-name-asian="Courier New" style:font-name-complex="Courier New"/>
    </style:style>
    <style:style style:name="T31_14" style:family="text">
      <style:text-properties style:font-name="Courier New" style:font-name-asian="Courier New" style:font-name-complex="Courier New"/>
    </style:style>
    <style:style style:name="P32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32_1" style:family="text">
      <style:text-properties style:font-name="Courier New" style:font-name-asian="Courier New" style:font-name-complex="Courier New"/>
    </style:style>
    <style:style style:name="T32_2" style:family="text">
      <style:text-properties style:font-name="Courier New" style:font-name-asian="Courier New" style:font-name-complex="Courier New"/>
    </style:style>
    <style:style style:name="T32_3" style:family="text">
      <style:text-properties style:font-name="Courier New" style:font-name-asian="Courier New" style:font-name-complex="Courier New"/>
    </style:style>
    <style:style style:name="T32_4" style:family="text">
      <style:text-properties style:font-name="Courier New" style:font-name-asian="Courier New" style:font-name-complex="Courier New"/>
    </style:style>
    <style:style style:name="T32_5" style:family="text">
      <style:text-properties style:font-name="Courier New" style:font-name-asian="Courier New" style:font-name-complex="Courier New"/>
    </style:style>
    <style:style style:name="T32_6" style:family="text">
      <style:text-properties style:font-name="Courier New" style:font-name-asian="Courier New" style:font-name-complex="Courier New"/>
    </style:style>
    <style:style style:name="T32_7" style:family="text">
      <style:text-properties style:font-name="Courier New" style:font-name-asian="Courier New" style:font-name-complex="Courier New"/>
    </style:style>
    <style:style style:name="T32_8" style:family="text">
      <style:text-properties style:font-name="Courier New" style:font-name-asian="Courier New" style:font-name-complex="Courier New"/>
    </style:style>
    <style:style style:name="T32_9" style:family="text">
      <style:text-properties style:font-name="Courier New" style:font-name-asian="Courier New" style:font-name-complex="Courier New"/>
    </style:style>
    <style:style style:name="T32_10" style:family="text">
      <style:text-properties style:font-name="Courier New" style:font-name-asian="Courier New" style:font-name-complex="Courier New"/>
    </style:style>
    <style:style style:name="T32_11" style:family="text">
      <style:text-properties style:font-name="Courier New" style:font-name-asian="Courier New" style:font-name-complex="Courier New"/>
    </style:style>
    <style:style style:name="T32_12" style:family="text">
      <style:text-properties style:font-name="Courier New" style:font-name-asian="Courier New" style:font-name-complex="Courier New"/>
    </style:style>
    <style:style style:name="T32_13" style:family="text">
      <style:text-properties style:font-name="Courier New" style:font-name-asian="Courier New" style:font-name-complex="Courier New"/>
    </style:style>
    <style:style style:name="T32_14" style:family="text">
      <style:text-properties style:font-name="Courier New" style:font-name-asian="Courier New" style:font-name-complex="Courier New"/>
    </style:style>
    <style:style style:name="T32_15" style:family="text">
      <style:text-properties style:font-name="Courier New" style:font-name-asian="Courier New" style:font-name-complex="Courier New"/>
    </style:style>
    <style:style style:name="T32_16" style:family="text">
      <style:text-properties style:font-name="Courier New" style:font-name-asian="Courier New" style:font-name-complex="Courier New"/>
    </style:style>
    <style:style style:name="T32_17" style:family="text">
      <style:text-properties style:font-name="Courier New" style:font-name-asian="Courier New" style:font-name-complex="Courier New"/>
    </style:style>
    <style:style style:name="T32_18" style:family="text">
      <style:text-properties style:font-name="Courier New" style:font-name-asian="Courier New" style:font-name-complex="Courier New"/>
    </style:style>
    <style:style style:name="T32_19" style:family="text">
      <style:text-properties style:font-name="Courier New" style:font-name-asian="Courier New" style:font-name-complex="Courier New"/>
    </style:style>
    <style:style style:name="T32_20" style:family="text">
      <style:text-properties style:font-name="Courier New" style:font-name-asian="Courier New" style:font-name-complex="Courier New"/>
    </style:style>
    <style:style style:name="P3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3_1" style:family="text">
      <style:text-properties style:font-name="Courier New" style:font-name-asian="Courier New" style:font-name-complex="Courier New"/>
    </style:style>
    <style:style style:name="T33_2" style:family="text">
      <style:text-properties style:font-name="Courier New" style:font-name-asian="Courier New" style:font-name-complex="Courier New"/>
    </style:style>
    <style:style style:name="T33_3" style:family="text">
      <style:text-properties style:font-name="Courier New" style:font-name-asian="Courier New" style:font-name-complex="Courier New"/>
    </style:style>
    <style:style style:name="T33_4" style:family="text">
      <style:text-properties style:font-name="Courier New" style:font-name-asian="Courier New" style:font-name-complex="Courier New"/>
    </style:style>
    <style:style style:name="T33_5" style:family="text">
      <style:text-properties style:font-name="Courier New" style:font-name-asian="Courier New" style:font-name-complex="Courier New"/>
    </style:style>
    <style:style style:name="T33_6" style:family="text">
      <style:text-properties style:font-name="Courier New" style:font-name-asian="Courier New" style:font-name-complex="Courier New"/>
    </style:style>
    <style:style style:name="T33_7" style:family="text">
      <style:text-properties style:font-name="Courier New" style:font-name-asian="Courier New" style:font-name-complex="Courier New"/>
    </style:style>
    <style:style style:name="T33_8" style:family="text">
      <style:text-properties style:font-name="Courier New" style:font-name-asian="Courier New" style:font-name-complex="Courier New"/>
    </style:style>
    <style:style style:name="T33_9" style:family="text">
      <style:text-properties style:font-name="Courier New" style:font-name-asian="Courier New" style:font-name-complex="Courier New"/>
    </style:style>
    <style:style style:name="T33_10" style:family="text">
      <style:text-properties style:font-name="Courier New" style:font-name-asian="Courier New" style:font-name-complex="Courier New"/>
    </style:style>
    <style:style style:name="T33_11" style:family="text">
      <style:text-properties style:font-name="Courier New" style:font-name-asian="Courier New" style:font-name-complex="Courier New"/>
    </style:style>
    <style:style style:name="T33_12" style:family="text">
      <style:text-properties style:font-name="Courier New" style:font-name-asian="Courier New" style:font-name-complex="Courier New"/>
    </style:style>
    <style:style style:name="T33_13" style:family="text">
      <style:text-properties style:font-name="Courier New" style:font-name-asian="Courier New" style:font-name-complex="Courier New"/>
    </style:style>
    <style:style style:name="T33_14" style:family="text">
      <style:text-properties style:font-name="Courier New" style:font-name-asian="Courier New" style:font-name-complex="Courier New"/>
    </style:style>
    <style:style style:name="T33_15" style:family="text">
      <style:text-properties style:font-name="Courier New" style:font-name-asian="Courier New" style:font-name-complex="Courier New"/>
    </style:style>
    <style:style style:name="T33_16" style:family="text">
      <style:text-properties style:font-name="Courier New" style:font-name-asian="Courier New" style:font-name-complex="Courier New"/>
    </style:style>
    <style:style style:name="T33_17" style:family="text">
      <style:text-properties style:font-name="Courier New" style:font-name-asian="Courier New" style:font-name-complex="Courier New"/>
    </style:style>
    <style:style style:name="T33_18" style:family="text">
      <style:text-properties style:font-name="Courier New" style:font-name-asian="Courier New" style:font-name-complex="Courier New"/>
    </style:style>
    <style:style style:name="T33_19" style:family="text">
      <style:text-properties style:font-name="Courier New" style:font-name-asian="Courier New" style:font-name-complex="Courier New"/>
    </style:style>
    <style:style style:name="T33_20" style:family="text">
      <style:text-properties style:font-name="Courier New" style:font-name-asian="Courier New" style:font-name-complex="Courier New"/>
    </style:style>
    <style:style style:name="T33_21" style:family="text">
      <style:text-properties style:font-name="Courier New" style:font-name-asian="Courier New" style:font-name-complex="Courier New"/>
    </style:style>
    <style:style style:name="T33_22" style:family="text">
      <style:text-properties style:font-name="Courier New" style:font-name-asian="Courier New" style:font-name-complex="Courier New"/>
    </style:style>
    <style:style style:name="T33_23" style:family="text">
      <style:text-properties style:font-name="Courier New" style:font-name-asian="Courier New" style:font-name-complex="Courier New"/>
    </style:style>
    <style:style style:name="T33_24" style:family="text">
      <style:text-properties style:font-name="Courier New" style:font-name-asian="Courier New" style:font-name-complex="Courier New"/>
    </style:style>
    <style:style style:name="T33_25" style:family="text">
      <style:text-properties style:font-name="Courier New" style:font-name-asian="Courier New" style:font-name-complex="Courier New"/>
    </style:style>
    <style:style style:name="T33_26" style:family="text">
      <style:text-properties style:font-name="Courier New" style:font-name-asian="Courier New" style:font-name-complex="Courier New"/>
    </style:style>
    <style:style style:name="P34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34_1" style:family="text">
      <style:text-properties style:font-name="Courier New" style:font-name-asian="Courier New" style:font-name-complex="Courier New"/>
    </style:style>
    <style:style style:name="T34_2" style:family="text">
      <style:text-properties style:font-name="Courier New" style:font-name-asian="Courier New" style:font-name-complex="Courier New"/>
    </style:style>
    <style:style style:name="T34_3" style:family="text">
      <style:text-properties style:font-name="Courier New" style:font-name-asian="Courier New" style:font-name-complex="Courier New"/>
    </style:style>
    <style:style style:name="T34_4" style:family="text">
      <style:text-properties style:font-name="Courier New" style:font-name-asian="Courier New" style:font-name-complex="Courier New"/>
    </style:style>
    <style:style style:name="T34_5" style:family="text">
      <style:text-properties style:font-name="Courier New" style:font-name-asian="Courier New" style:font-name-complex="Courier New"/>
    </style:style>
    <style:style style:name="T34_6" style:family="text">
      <style:text-properties style:font-name="Courier New" style:font-name-asian="Courier New" style:font-name-complex="Courier New"/>
    </style:style>
    <style:style style:name="T34_7" style:family="text">
      <style:text-properties style:font-name="Courier New" style:font-name-asian="Courier New" style:font-name-complex="Courier New"/>
    </style:style>
    <style:style style:name="T34_8" style:family="text">
      <style:text-properties style:font-name="Courier New" style:font-name-asian="Courier New" style:font-name-complex="Courier New"/>
    </style:style>
    <style:style style:name="T34_9" style:family="text">
      <style:text-properties style:font-name="Courier New" style:font-name-asian="Courier New" style:font-name-complex="Courier New"/>
    </style:style>
    <style:style style:name="T34_10" style:family="text">
      <style:text-properties style:font-name="Courier New" style:font-name-asian="Courier New" style:font-name-complex="Courier New"/>
    </style:style>
    <style:style style:name="T34_11" style:family="text">
      <style:text-properties style:font-name="Courier New" style:font-name-asian="Courier New" style:font-name-complex="Courier New"/>
    </style:style>
    <style:style style:name="T34_12" style:family="text">
      <style:text-properties style:font-name="Courier New" style:font-name-asian="Courier New" style:font-name-complex="Courier New"/>
    </style:style>
    <style:style style:name="T34_13" style:family="text">
      <style:text-properties style:font-name="Courier New" style:font-name-asian="Courier New" style:font-name-complex="Courier New"/>
    </style:style>
    <style:style style:name="T34_14" style:family="text">
      <style:text-properties style:font-name="Courier New" style:font-name-asian="Courier New" style:font-name-complex="Courier New"/>
    </style:style>
    <style:style style:name="P35" style:family="paragraph" style:parent-style-name="Standard">
      <style:paragraph-properties fo:break-before="auto" fo:text-indent="0cm" fo:line-height="100%" fo:margin-top="0cm" fo:margin-left="0.265cm" fo:margin-right="0.265cm" style:writing-mode="lr-tb"/>
    </style:style>
    <style:style style:name="T35_1" style:family="text">
      <style:text-properties style:font-name="Courier New" style:font-name-asian="Courier New" style:font-name-complex="Courier New"/>
    </style:style>
    <style:style style:name="T35_2" style:family="text">
      <style:text-properties style:font-name="Courier New" style:font-name-asian="Courier New" style:font-name-complex="Courier New"/>
    </style:style>
    <style:style style:name="T35_3" style:family="text">
      <style:text-properties style:font-name="Courier New" style:font-name-asian="Courier New" style:font-name-complex="Courier New"/>
    </style:style>
    <style:style style:name="T35_4" style:family="text">
      <style:text-properties style:font-name="Courier New" style:font-name-asian="Courier New" style:font-name-complex="Courier New"/>
    </style:style>
    <style:style style:name="T35_5" style:family="text">
      <style:text-properties style:font-name="Courier New" style:font-name-asian="Courier New" style:font-name-complex="Courier New"/>
    </style:style>
    <style:style style:name="T35_6" style:family="text">
      <style:text-properties style:font-name="Courier New" style:font-name-asian="Courier New" style:font-name-complex="Courier New"/>
    </style:style>
    <style:style style:name="T35_7" style:family="text">
      <style:text-properties style:font-name="Courier New" style:font-name-asian="Courier New" style:font-name-complex="Courier New"/>
    </style:style>
    <style:style style:name="T35_8" style:family="text">
      <style:text-properties style:font-name="Courier New" style:font-name-asian="Courier New" style:font-name-complex="Courier New"/>
    </style:style>
    <style:style style:name="T35_9" style:family="text">
      <style:text-properties style:font-name="Courier New" style:font-name-asian="Courier New" style:font-name-complex="Courier New"/>
    </style:style>
    <style:style style:name="T35_10" style:family="text">
      <style:text-properties style:font-name="Courier New" style:font-name-asian="Courier New" style:font-name-complex="Courier New"/>
    </style:style>
    <style:style style:name="T35_11" style:family="text">
      <style:text-properties style:font-name="Courier New" style:font-name-asian="Courier New" style:font-name-complex="Courier New"/>
    </style:style>
    <style:style style:name="T35_12" style:family="text">
      <style:text-properties style:font-name="Courier New" style:font-name-asian="Courier New" style:font-name-complex="Courier New"/>
    </style:style>
    <style:style style:name="T35_13" style:family="text">
      <style:text-properties style:font-name="Courier New" style:font-name-asian="Courier New" style:font-name-complex="Courier New"/>
    </style:style>
    <style:style style:name="T35_14" style:family="text">
      <style:text-properties style:font-name="Courier New" style:font-name-asian="Courier New" style:font-name-complex="Courier New"/>
    </style:style>
    <style:style style:name="T35_15" style:family="text">
      <style:text-properties style:font-name="Courier New" style:font-name-asian="Courier New" style:font-name-complex="Courier New"/>
    </style:style>
    <style:style style:name="T35_16" style:family="text">
      <style:text-properties style:font-name="Courier New" style:font-name-asian="Courier New" style:font-name-complex="Courier New"/>
    </style:style>
    <style:style style:name="P36" style:family="paragraph" style:parent-style-name="Standard">
      <style:paragraph-properties fo:text-align="left" fo:break-before="auto" fo:text-indent="0cm" fo:line-height="100%" fo:margin-top="0.159cm" fo:margin-bottom="0.159cm" fo:margin-left="0cm" fo:margin-right="0cm" style:writing-mode="lr-tb"/>
    </style:style>
    <style:style style:name="T36_1" style:family="text">
      <style:text-properties style:font-name="Courier New" style:font-name-asian="Courier New" style:font-name-complex="Courier New"/>
    </style:style>
    <style:style style:name="T36_2" style:family="text">
      <style:text-properties style:font-name="Courier New" style:font-name-asian="Courier New" style:font-name-complex="Courier New"/>
    </style:style>
    <style:style style:name="T36_3" style:family="text">
      <style:text-properties style:font-name="Courier New" style:font-name-asian="Courier New" style:font-name-complex="Courier New"/>
    </style:style>
    <style:style style:name="T36_4" style:family="text">
      <style:text-properties style:font-name="Courier New" style:font-name-asian="Courier New" style:font-name-complex="Courier New"/>
    </style:style>
    <style:style style:name="T36_5" style:family="text">
      <style:text-properties style:font-name="Courier New" style:font-name-asian="Courier New" style:font-name-complex="Courier New"/>
    </style:style>
    <style:style style:name="T36_6" style:family="text">
      <style:text-properties style:font-name="Courier New" style:font-name-asian="Courier New" style:font-name-complex="Courier New"/>
    </style:style>
    <style:style style:name="T36_7" style:family="text">
      <style:text-properties style:font-name="Courier New" style:font-name-asian="Courier New" style:font-name-complex="Courier New"/>
    </style:style>
    <style:style style:name="T36_8" style:family="text">
      <style:text-properties style:font-name="Courier New" style:font-name-asian="Courier New" style:font-name-complex="Courier New"/>
    </style:style>
    <style:style style:name="T36_9" style:family="text">
      <style:text-properties style:font-name="Courier New" style:font-name-asian="Courier New" style:font-name-complex="Courier New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HAPI</text:span><text:span text:style-name="T2_2"><text:s/></text:span><text:span text:style-name="T2_3">PJ</text:span><text:span text:style-name="T2_4"><text:s/></text:span><text:span text:style-name="T2_5">Developer</text:span><text:span text:style-name="T2_6">'</text:span><text:span text:style-name="T2_7">s</text:span><text:span text:style-name="T2_8"><text:s/></text:span><text:span text:style-name="T2_9">Guide</text:span></text:p>
          </table:table-cell>
          <table:table-cell table:style-name="Cell2">
            <text:p text:style-name="P3"><text:span text:style-name="T3_1"><text:a xlink:type="simple" xlink:href="http://hapi.heuristscholar.org/"><text:span text:style-name="T3_2">HAPI</text:span></text:a></text:span><text:span text:style-name="T3_3"><text:a xlink:type="simple" xlink:href="http://hapi.heuristscholar.org/"><text:span text:style-name="T3_4"><text:s/></text:span></text:a></text:span><text:span text:style-name="T3_5"><text:a xlink:type="simple" xlink:href="http://hapi.heuristscholar.org/"><text:span text:style-name="T3_6">home</text:span></text:a></text:span></text:p>
          </table:table-cell>
        </table:table-row>
      </table:table>
      <text:p text:style-name="P4"/>
      <text:p text:style-name="P5"><text:span text:style-name="T5_1">All</text:span><text:span text:style-name="T5_2"><text:s/></text:span><text:span text:style-name="T5_3">classes</text:span><text:span text:style-name="T5_4"><text:s/></text:span><text:span text:style-name="T5_5">objects</text:span><text:span text:style-name="T5_6"><text:s/></text:span><text:span text:style-name="T5_7">in</text:span><text:span text:style-name="T5_8"><text:s/></text:span><text:span text:style-name="T5_9">the</text:span><text:span text:style-name="T5_10"><text:s/></text:span><text:span text:style-name="T5_11">Heurist</text:span><text:span text:style-name="T5_12"><text:s/></text:span><text:span text:style-name="T5_13">API</text:span><text:span text:style-name="T5_14"><text:s/></text:span><text:span text:style-name="T5_15">are</text:span><text:span text:style-name="T5_16"><text:s/></text:span><text:span text:style-name="T5_17">accessible</text:span><text:span text:style-name="T5_18"><text:s/></text:span><text:span text:style-name="T5_19">through</text:span><text:span text:style-name="T5_20"><text:s/></text:span><text:span text:style-name="T5_21">the</text:span><text:span text:style-name="T5_22"><text:s/></text:span><text:span text:style-name="T5_23">global</text:span><text:span text:style-name="T5_24"><text:s/></text:span><text:span text:style-name="T5_25">namespace</text:span><text:span text:style-name="T5_26">,<text:s/></text:span><text:span text:style-name="T5_27">and</text:span><text:span text:style-name="T5_28"><text:s/></text:span><text:span text:style-name="T5_29">also</text:span><text:span text:style-name="T5_30"><text:s/></text:span><text:span text:style-name="T5_31">the</text:span><text:span text:style-name="T5_32"><text:s/></text:span><text:span text:style-name="T5_33">HAPI</text:span><text:span text:style-name="T5_34"><text:s/></text:span><text:span text:style-name="T5_35">namespace</text:span><text:span text:style-name="T5_36">. <text:s/></text:span><text:span text:style-name="T5_37">For</text:span><text:span text:style-name="T5_38"><text:s/></text:span><text:span text:style-name="T5_39">example</text:span><text:span text:style-name="T5_40">,<text:s/></text:span><text:span text:style-name="T5_41">HFooBar</text:span><text:span text:style-name="T5_42"><text:s/></text:span><text:span text:style-name="T5_43">is</text:span><text:span text:style-name="T5_44"><text:s/></text:span><text:span text:style-name="T5_45">also</text:span><text:span text:style-name="T5_46"><text:s/></text:span><text:span text:style-name="T5_47">accessible</text:span><text:span text:style-name="T5_48"><text:s/></text:span><text:span text:style-name="T5_49">as</text:span><text:span text:style-name="T5_50"><text:s/></text:span><text:span text:style-name="T5_51">HAPI</text:span><text:span text:style-name="T5_52">.</text:span><text:span text:style-name="T5_53">FooBar</text:span><text:span text:style-name="T5_54">;<text:s/></text:span><text:span text:style-name="T5_55">internally</text:span><text:span text:style-name="T5_56"><text:s/></text:span><text:span text:style-name="T5_57">all</text:span><text:span text:style-name="T5_58"><text:s/></text:span><text:span text:style-name="T5_59">names</text:span><text:span text:style-name="T5_60"><text:s/></text:span><text:span text:style-name="T5_61">use</text:span><text:span text:style-name="T5_62"><text:s/></text:span><text:span text:style-name="T5_63">the</text:span><text:span text:style-name="T5_64"><text:s/></text:span><text:span text:style-name="T5_65">former</text:span><text:span text:style-name="T5_66"><text:s/></text:span><text:span text:style-name="T5_67">naming</text:span><text:span text:style-name="T5_68"><text:s/></text:span><text:span text:style-name="T5_69">scheme</text:span><text:span text:style-name="T5_70">.</text:span></text:p>
      <text:h text:style-name="P6" text:outline-level="10"><text:span text:style-name="T6_1">Overview</text:span></text:h>
      <text:p text:style-name="P7"><text:span text:style-name="T7_1">HAPI</text:span><text:span text:style-name="T7_2">.</text:span><text:span text:style-name="T7_3">PJ</text:span><text:span text:style-name="T7_4"><text:s/></text:span><text:span text:style-name="T7_5">provides</text:span><text:span text:style-name="T7_6"><text:s/></text:span><text:span text:style-name="T7_7">persistent</text:span><text:span text:style-name="T7_8"><text:s/></text:span><text:span text:style-name="T7_9">storage</text:span><text:span text:style-name="T7_10"><text:s/></text:span><text:span text:style-name="T7_11">of</text:span><text:span text:style-name="T7_12"><text:s/></text:span><text:span text:style-name="T7_13">arbitrarily</text:span><text:span text:style-name="T7_14"><text:s/></text:span><text:span text:style-name="T7_15">complex</text:span><text:span text:style-name="T7_16"><text:s/></text:span><text:span text:style-name="T7_17">javascript</text:span><text:span text:style-name="T7_18"><text:s/></text:span><text:span text:style-name="T7_19">values</text:span><text:span text:style-name="T7_20"><text:s/></text:span><text:span text:style-name="T7_21">for</text:span><text:span text:style-name="T7_22"><text:s/></text:span><text:span text:style-name="T7_23">any</text:span><text:span text:style-name="T7_24"><text:s/></text:span><text:span text:style-name="T7_25">HAPI</text:span><text:span text:style-name="T7_26"><text:s/></text:span><text:span text:style-name="T7_27">application</text:span><text:span text:style-name="T7_28">,<text:s/></text:span><text:span text:style-name="T7_29">on</text:span><text:span text:style-name="T7_30"><text:s/></text:span><text:span text:style-name="T7_31">a</text:span><text:span text:style-name="T7_32"><text:s/></text:span><text:span text:style-name="T7_33">per</text:span><text:span text:style-name="T7_34">-</text:span><text:span text:style-name="T7_35">user</text:span><text:span text:style-name="T7_36"><text:s/></text:span><text:span text:style-name="T7_37">basis</text:span><text:span text:style-name="T7_38">.</text:span></text:p>
      <text:p text:style-name="P8"/>
      <text:p text:style-name="P9"><text:span text:style-name="T9_1">The</text:span><text:span text:style-name="T9_2"><text:s/></text:span><text:span text:style-name="T9_3">values</text:span><text:span text:style-name="T9_4"><text:s/></text:span><text:span text:style-name="T9_5">are</text:span><text:span text:style-name="T9_6"><text:s/></text:span><text:span text:style-name="T9_7">distinguished</text:span><text:span text:style-name="T9_8"><text:s/></text:span><text:span text:style-name="T9_9">by</text:span><text:span text:style-name="T9_10"><text:s/></text:span><text:span text:style-name="T9_11">an</text:span><text:span text:style-name="T9_12"><text:s/></text:span><text:span text:style-name="T9_13">identifier</text:span><text:span text:style-name="T9_14"><text:s/></text:span><text:span text:style-name="T9_15">chosen</text:span><text:span text:style-name="T9_16"><text:s/></text:span><text:span text:style-name="T9_17">by</text:span><text:span text:style-name="T9_18"><text:s/></text:span><text:span text:style-name="T9_19">the</text:span><text:span text:style-name="T9_20"><text:s/></text:span><text:span text:style-name="T9_21">HAPI</text:span><text:span text:style-name="T9_22"><text:s/></text:span><text:span text:style-name="T9_23">application</text:span><text:span text:style-name="T9_24"><text:s/></text:span><text:span text:style-name="T9_25">developer</text:span><text:span text:style-name="T9_26">. <text:s/></text:span><text:span text:style-name="T9_27">By</text:span><text:span text:style-name="T9_28"><text:s/></text:span><text:span text:style-name="T9_29">default</text:span><text:span text:style-name="T9_30">,<text:s/></text:span><text:span text:style-name="T9_31">these</text:span><text:span text:style-name="T9_32"><text:s/></text:span><text:span text:style-name="T9_33">Persistent</text:span><text:span text:style-name="T9_34"><text:s/></text:span><text:span text:style-name="T9_35">Javascript</text:span><text:span text:style-name="T9_36"><text:s/></text:span><text:span text:style-name="T9_37">values</text:span><text:span text:style-name="T9_38"><text:s/>("</text:span><text:span text:style-name="T9_39">PJs</text:span><text:span text:style-name="T9_40">")<text:s/></text:span><text:span text:style-name="T9_41">exist</text:span><text:span text:style-name="T9_42"><text:s/></text:span><text:span text:style-name="T9_43">for</text:span><text:span text:style-name="T9_44"><text:s/></text:span><text:span text:style-name="T9_45">the</text:span><text:span text:style-name="T9_46"><text:s/></text:span><text:span text:style-name="T9_47">lifetime</text:span><text:span text:style-name="T9_48"><text:s/></text:span><text:span text:style-name="T9_49">of</text:span><text:span text:style-name="T9_50"><text:s/></text:span><text:span text:style-name="T9_51">the</text:span><text:span text:style-name="T9_52"><text:s/></text:span><text:span text:style-name="T9_53">Heurist</text:span><text:span text:style-name="T9_54"><text:s/></text:span><text:span text:style-name="T9_55">user</text:span><text:span text:style-name="T9_56">'</text:span><text:span text:style-name="T9_57">s</text:span><text:span text:style-name="T9_58"><text:s/></text:span><text:span text:style-name="T9_59">login</text:span><text:span text:style-name="T9_60"><text:s/></text:span><text:span text:style-name="T9_61">session</text:span><text:span text:style-name="T9_62"><text:s/></text:span><text:span text:style-name="T9_63">on</text:span><text:span text:style-name="T9_64"><text:s/></text:span><text:span text:style-name="T9_65">a</text:span><text:span text:style-name="T9_66"><text:s/></text:span><text:span text:style-name="T9_67">single</text:span><text:span text:style-name="T9_68"><text:s/></text:span><text:span text:style-name="T9_69">computer</text:span><text:span text:style-name="T9_70">,<text:s/></text:span><text:span text:style-name="T9_71">typically</text:span><text:span text:style-name="T9_72"><text:s/></text:span><text:span text:style-name="T9_73">until</text:span><text:span text:style-name="T9_74"><text:s/></text:span><text:span text:style-name="T9_75">the</text:span><text:span text:style-name="T9_76"><text:s/></text:span><text:span text:style-name="T9_77">session</text:span><text:span text:style-name="T9_78"><text:s/></text:span><text:span text:style-name="T9_79">expires</text:span><text:span text:style-name="T9_80"><text:s/></text:span><text:span text:style-name="T9_81">or</text:span><text:span text:style-name="T9_82"><text:s/></text:span><text:span text:style-name="T9_83">the</text:span><text:span text:style-name="T9_84"><text:s/></text:span><text:span text:style-name="T9_85">user</text:span><text:span text:style-name="T9_86"><text:s/></text:span><text:span text:style-name="T9_87">explicitly</text:span><text:span text:style-name="T9_88"><text:s/></text:span><text:span text:style-name="T9_89">logs</text:span><text:span text:style-name="T9_90"><text:s/></text:span><text:span text:style-name="T9_91">out</text:span><text:span text:style-name="T9_92">;<text:s/></text:span><text:span text:style-name="T9_93">however</text:span><text:span text:style-name="T9_94">,<text:s/></text:span><text:span text:style-name="T9_95">the</text:span><text:span text:style-name="T9_96"><text:s/></text:span><text:span text:style-name="T9_97">application</text:span><text:span text:style-name="T9_98"><text:s/></text:span><text:span text:style-name="T9_99">developer</text:span><text:span text:style-name="T9_100"><text:s/></text:span><text:span text:style-name="T9_101">may</text:span><text:span text:style-name="T9_102"><text:s/></text:span><text:span text:style-name="T9_103">instead</text:span><text:span text:style-name="T9_104"><text:s/></text:span><text:span text:style-name="T9_105">specify</text:span><text:span text:style-name="T9_106"><text:s/></text:span><text:span text:style-name="T9_107">cross</text:span><text:span text:style-name="T9_108">-</text:span><text:span text:style-name="T9_109">session</text:span><text:span text:style-name="T9_110"><text:s/></text:span><text:span text:style-name="T9_111">PJs</text:span><text:span text:style-name="T9_112">,<text:s/></text:span><text:span text:style-name="T9_113">which</text:span><text:span text:style-name="T9_114"><text:s/></text:span><text:span text:style-name="T9_115">exist</text:span><text:span text:style-name="T9_116"><text:s/></text:span><text:span text:style-name="T9_117">for</text:span><text:span text:style-name="T9_118"><text:s/></text:span><text:span text:style-name="T9_119">the</text:span><text:span text:style-name="T9_120"><text:s/></text:span><text:span text:style-name="T9_121">lifetime</text:span><text:span text:style-name="T9_122"><text:s/></text:span><text:span text:style-name="T9_123">of</text:span><text:span text:style-name="T9_124"><text:s/></text:span><text:span text:style-name="T9_125">the</text:span><text:span text:style-name="T9_126"><text:s/></text:span><text:span text:style-name="T9_127">user</text:span><text:span text:style-name="T9_128">'</text:span><text:span text:style-name="T9_129">s</text:span><text:span text:style-name="T9_130"><text:s/></text:span><text:span text:style-name="T9_131">Heurist</text:span><text:span text:style-name="T9_132"><text:s/></text:span><text:span text:style-name="T9_133">account</text:span><text:span text:style-name="T9_134">. <text:s/></text:span><text:span text:style-name="T9_135">Also</text:span><text:span text:style-name="T9_136"><text:s/></text:span><text:span text:style-name="T9_137">by</text:span><text:span text:style-name="T9_138"><text:s/></text:span><text:span text:style-name="T9_139">default</text:span><text:span text:style-name="T9_140">, <text:s/></text:span><text:span text:style-name="T9_141">PJs</text:span><text:span text:style-name="T9_142"><text:s/></text:span><text:span text:style-name="T9_143">are</text:span><text:span text:style-name="T9_144"><text:s/></text:span><text:span text:style-name="T9_145">specific</text:span><text:span text:style-name="T9_146"><text:s/></text:span><text:span text:style-name="T9_147">to</text:span><text:span text:style-name="T9_148">,<text:s/></text:span><text:span text:style-name="T9_149">and</text:span><text:span text:style-name="T9_150"><text:s/></text:span><text:span text:style-name="T9_151">only</text:span><text:span text:style-name="T9_152"><text:s/></text:span><text:span text:style-name="T9_153">accessible</text:span><text:span text:style-name="T9_154"><text:s/></text:span><text:span text:style-name="T9_155">by</text:span><text:span text:style-name="T9_156">,<text:s/></text:span><text:span text:style-name="T9_157">applications</text:span><text:span text:style-name="T9_158"><text:s/></text:span><text:span text:style-name="T9_159">using</text:span><text:span text:style-name="T9_160"><text:s/></text:span><text:span text:style-name="T9_161">the</text:span><text:span text:style-name="T9_162"><text:s/></text:span><text:span text:style-name="T9_163">same</text:span><text:span text:style-name="T9_164"><text:s/></text:span><text:span text:style-name="T9_165">HAPI</text:span><text:span text:style-name="T9_166"><text:s/></text:span><text:span text:style-name="T9_167">key</text:span><text:span text:style-name="T9_168"><text:s/></text:span><text:span text:style-name="T9_169">as</text:span><text:span text:style-name="T9_170"><text:s/></text:span><text:span text:style-name="T9_171">the</text:span><text:span text:style-name="T9_172"><text:s/></text:span><text:span text:style-name="T9_173">HAPI</text:span><text:span text:style-name="T9_174"><text:s/></text:span><text:span text:style-name="T9_175">application</text:span><text:span text:style-name="T9_176"><text:s/></text:span><text:span text:style-name="T9_177">that</text:span><text:span text:style-name="T9_178"><text:s/></text:span><text:span text:style-name="T9_179">initialised</text:span><text:span text:style-name="T9_180"><text:s/></text:span><text:span text:style-name="T9_181">the</text:span><text:span text:style-name="T9_182"><text:s/></text:span><text:span text:style-name="T9_183">PJ</text:span><text:span text:style-name="T9_184">;<text:s/></text:span><text:span text:style-name="T9_185">the</text:span><text:span text:style-name="T9_186"><text:s/></text:span><text:span text:style-name="T9_187">application</text:span><text:span text:style-name="T9_188"><text:s/></text:span><text:span text:style-name="T9_189">developer</text:span><text:span text:style-name="T9_190"><text:s/></text:span><text:span text:style-name="T9_191">may</text:span><text:span text:style-name="T9_192"><text:s/></text:span><text:span text:style-name="T9_193">override</text:span><text:span text:style-name="T9_194"><text:s/></text:span><text:span text:style-name="T9_195">this</text:span><text:span text:style-name="T9_196"><text:s/></text:span><text:span text:style-name="T9_197">and</text:span><text:span text:style-name="T9_198"><text:s/></text:span><text:span text:style-name="T9_199">create</text:span><text:span text:style-name="T9_200"><text:s/></text:span><text:span text:style-name="T9_201">separate</text:span><text:span text:style-name="T9_202"><text:s/>"</text:span><text:span text:style-name="T9_203">cross</text:span><text:span text:style-name="T9_204"><text:s/></text:span><text:span text:style-name="T9_205">domain</text:span><text:span text:style-name="T9_206">"<text:s/></text:span><text:span text:style-name="T9_207">PJs</text:span><text:span text:style-name="T9_208"><text:s/></text:span><text:span text:style-name="T9_209">which</text:span><text:span text:style-name="T9_210"><text:s/></text:span><text:span text:style-name="T9_211">are</text:span><text:span text:style-name="T9_212"><text:s/></text:span><text:span text:style-name="T9_213">shared</text:span><text:span text:style-name="T9_214"><text:s/></text:span><text:span text:style-name="T9_215">by</text:span><text:span text:style-name="T9_216"><text:s/></text:span><text:span text:style-name="T9_217">all</text:span><text:span text:style-name="T9_218"><text:s/></text:span><text:span text:style-name="T9_219">HAPI</text:span><text:span text:style-name="T9_220"><text:s/></text:span><text:span text:style-name="T9_221">applications</text:span><text:span text:style-name="T9_222">,<text:s/></text:span><text:span text:style-name="T9_223">albeit</text:span><text:span text:style-name="T9_224"><text:s/></text:span><text:span text:style-name="T9_225">on</text:span><text:span text:style-name="T9_226"><text:s/></text:span><text:span text:style-name="T9_227">a</text:span><text:span text:style-name="T9_228"><text:s/></text:span><text:span text:style-name="T9_229">per</text:span><text:span text:style-name="T9_230">-</text:span><text:span text:style-name="T9_231">user</text:span><text:span text:style-name="T9_232"><text:s/></text:span><text:span text:style-name="T9_233">basis</text:span><text:span text:style-name="T9_234">. <text:s/></text:span><text:span text:style-name="T9_235">Cross</text:span><text:span text:style-name="T9_236">-</text:span><text:span text:style-name="T9_237">domain</text:span><text:span text:style-name="T9_238"><text:s/></text:span><text:span text:style-name="T9_239">PJs</text:span><text:span text:style-name="T9_240"><text:s/></text:span><text:span text:style-name="T9_241">are</text:span><text:span text:style-name="T9_242"><text:s/></text:span><text:span text:style-name="T9_243">implicitly</text:span><text:span text:style-name="T9_244"><text:s/></text:span><text:span text:style-name="T9_245">cross</text:span><text:span text:style-name="T9_246">-</text:span><text:span text:style-name="T9_247">session</text:span><text:span text:style-name="T9_248">.</text:span></text:p>
      <text:p text:style-name="P10"/>
      <text:p text:style-name="P11"><text:span text:style-name="T11_1">See</text:span><text:span text:style-name="T11_2"><text:s/></text:span><text:span text:style-name="T11_3">the</text:span><text:span text:style-name="T11_4"><text:s/></text:span><text:span text:style-name="T11_5">PJ</text:span><text:span text:style-name="T11_6"><text:s/></text:span><text:span text:style-name="T11_7">API</text:span><text:span text:style-name="T11_8"><text:s/></text:span><text:span text:style-name="T11_9">Reference</text:span><text:span text:style-name="T11_10"><text:s/></text:span><text:span text:style-name="T11_11"><text:a xlink:type="simple" xlink:href="http://docs.google.com/View?revision=_latest&amp;docid=dnt6v3v_2cmgzgw&amp;hl=en_GB#PJ"><text:span text:style-name="T11_12">here</text:span></text:a></text:span><text:span text:style-name="T11_13">.</text:span></text:p>
      <text:h text:style-name="P12" text:outline-level="10"><text:span text:style-name="T12_1">Examples</text:span></text:h>
      <text:p text:style-name="P13"><text:span text:style-name="T13_1">HAPI</text:span><text:span text:style-name="T13_2">.</text:span><text:span text:style-name="T13_3">PJ</text:span><text:span text:style-name="T13_4">.</text:span><text:span text:style-name="T13_5">store</text:span><text:span text:style-name="T13_6">("</text:span><text:span text:style-name="T13_7">greeting</text:span><text:span text:style-name="T13_8">",<text:s/>"</text:span><text:span text:style-name="T13_9">Hello</text:span><text:span text:style-name="T13_10">,<text:s/></text:span><text:span text:style-name="T13_11">world</text:span><text:span text:style-name="T13_12">!");</text:span></text:p>
      <text:p text:style-name="P14"><text:span text:style-name="T14_1">HAPI</text:span><text:span text:style-name="T14_2">.</text:span><text:span text:style-name="T14_3">PJ</text:span><text:span text:style-name="T14_4">.</text:span><text:span text:style-name="T14_5">retrieve</text:span><text:span text:style-name="T14_6">("</text:span><text:span text:style-name="T14_7">greeting</text:span><text:span text:style-name="T14_8">",<text:s/></text:span><text:span text:style-name="T14_9">function</text:span><text:span text:style-name="T14_10">(_,<text:s/></text:span><text:span text:style-name="T14_11">value</text:span><text:span text:style-name="T14_12">)<text:s/>{<text:s/></text:span><text:span text:style-name="T14_13">alert</text:span><text:span text:style-name="T14_14">(</text:span><text:span text:style-name="T14_15">value</text:span><text:span text:style-name="T14_16">)<text:s/>});</text:span></text:p>
      <text:p text:style-name="P15"><text:span text:style-name="T15_1">//<text:s/></text:span><text:span text:style-name="T15_2">alerts</text:span><text:span text:style-name="T15_3"><text:s/>"</text:span><text:span text:style-name="T15_4">Hello</text:span><text:span text:style-name="T15_5">,<text:s/></text:span><text:span text:style-name="T15_6">world</text:span><text:span text:style-name="T15_7">!"</text:span></text:p>
      <text:p text:style-name="P16"><text:span text:style-name="T16_1">HAPI</text:span><text:span text:style-name="T16_2">.</text:span><text:span text:style-name="T16_3">PJ</text:span><text:span text:style-name="T16_4">.</text:span><text:span text:style-name="T16_5">store</text:span><text:span text:style-name="T16_6">("</text:span><text:span text:style-name="T16_7">user</text:span><text:span text:style-name="T16_8">",<text:s/>{<text:s/></text:span><text:span text:style-name="T16_9">name</text:span><text:span text:style-name="T16_10"><text:s/>:<text:s/>"</text:span><text:span text:style-name="T16_11">Jonathon</text:span><text:span text:style-name="T16_12"><text:s/></text:span><text:span text:style-name="T16_13">Heurist</text:span><text:span text:style-name="T16_14">",<text:s/></text:span><text:span text:style-name="T16_15">age</text:span><text:span text:style-name="T16_16"><text:s/>:<text:s/>0</text:span><text:span text:style-name="T16_17">xDEADBEEF</text:span><text:span text:style-name="T16_18"><text:s/>});</text:span></text:p>
      <text:p text:style-name="P17"><text:span text:style-name="T17_1">HAPI</text:span><text:span text:style-name="T17_2">.</text:span><text:span text:style-name="T17_3">PJ</text:span><text:span text:style-name="T17_4">.</text:span><text:span text:style-name="T17_5">retrieve</text:span><text:span text:style-name="T17_6">("</text:span><text:span text:style-name="T17_7">user</text:span><text:span text:style-name="T17_8">.</text:span><text:span text:style-name="T17_9">name</text:span><text:span text:style-name="T17_10">",<text:s/></text:span><text:span text:style-name="T17_11">function</text:span><text:span text:style-name="T17_12">(_,<text:s/></text:span><text:span text:style-name="T17_13">value</text:span><text:span text:style-name="T17_14">)<text:s/>{<text:s/></text:span><text:span text:style-name="T17_15">alert</text:span><text:span text:style-name="T17_16">(</text:span><text:span text:style-name="T17_17">value</text:span><text:span text:style-name="T17_18">)<text:s/>});</text:span></text:p>
      <text:p text:style-name="P18"><text:span text:style-name="T18_1">//<text:s/></text:span><text:span text:style-name="T18_2">alerts</text:span><text:span text:style-name="T18_3"><text:s/>"</text:span><text:span text:style-name="T18_4">Jonathon</text:span><text:span text:style-name="T18_5"><text:s/></text:span><text:span text:style-name="T18_6">Heurist</text:span><text:span text:style-name="T18_7">"</text:span></text:p>
      <text:p text:style-name="P19"><text:span text:style-name="T19_1">HAPI</text:span><text:span text:style-name="T19_2">.</text:span><text:span text:style-name="T19_3">PJ</text:span><text:span text:style-name="T19_4">.</text:span><text:span text:style-name="T19_5">store</text:span><text:span text:style-name="T19_6">("</text:span><text:span text:style-name="T19_7">user</text:span><text:span text:style-name="T19_8">.</text:span><text:span text:style-name="T19_9">name</text:span><text:span text:style-name="T19_10">.</text:span><text:span text:style-name="T19_11">firstName</text:span><text:span text:style-name="T19_12">",<text:s/>"</text:span><text:span text:style-name="T19_13">Jonathon</text:span><text:span text:style-name="T19_14">");</text:span></text:p>
      <text:p text:style-name="P20"><text:span text:style-name="T20_1">//<text:s/></text:span><text:span text:style-name="T20_2">this</text:span><text:span text:style-name="T20_3"><text:s/></text:span><text:span text:style-name="T20_4">will</text:span><text:span text:style-name="T20_5"><text:s/></text:span><text:span text:style-name="T20_6">overwrite</text:span><text:span text:style-name="T20_7"><text:s/></text:span><text:span text:style-name="T20_8">the</text:span><text:span text:style-name="T20_9"><text:s/></text:span><text:span text:style-name="T20_10">value</text:span><text:span text:style-name="T20_11"><text:s/></text:span><text:span text:style-name="T20_12">of</text:span><text:span text:style-name="T20_13"><text:s/></text:span><text:span text:style-name="T20_14">the</text:span><text:span text:style-name="T20_15"><text:s/>"</text:span><text:span text:style-name="T20_16">name</text:span><text:span text:style-name="T20_17">"<text:s/></text:span><text:span text:style-name="T20_18">property</text:span><text:span text:style-name="T20_19"><text:s/></text:span><text:span text:style-name="T20_20">of</text:span><text:span text:style-name="T20_21"><text:s/></text:span><text:span text:style-name="T20_22">the</text:span><text:span text:style-name="T20_23"><text:s/></text:span><text:span text:style-name="T20_24">PJ</text:span><text:span text:style-name="T20_25"><text:s/></text:span><text:span text:style-name="T20_26">identified</text:span><text:span text:style-name="T20_27"><text:s/></text:span><text:span text:style-name="T20_28">by</text:span><text:span text:style-name="T20_29"><text:s/>"</text:span><text:span text:style-name="T20_30">user</text:span><text:span text:style-name="T20_31">"</text:span></text:p>
      <text:p text:style-name="P21"/>
      <text:p text:style-name="P22"><text:span text:style-name="T22_1">HAPI</text:span><text:span text:style-name="T22_2">.</text:span><text:span text:style-name="T22_3">PJ</text:span><text:span text:style-name="T22_4">.</text:span><text:span text:style-name="T22_5">store</text:span><text:span text:style-name="T22_6">("</text:span><text:span text:style-name="T22_7">user</text:span><text:span text:style-name="T22_8">.</text:span><text:span text:style-name="T22_9">name</text:span><text:span text:style-name="T22_10">.</text:span><text:span text:style-name="T22_11">lastName</text:span><text:span text:style-name="T22_12">",<text:s/>"</text:span><text:span text:style-name="T22_13">Heurist</text:span><text:span text:style-name="T22_14">");</text:span></text:p>
      <text:p text:style-name="P23"><text:span text:style-name="T23_1">//<text:s/></text:span><text:span text:style-name="T23_2">this</text:span><text:span text:style-name="T23_3"><text:s/></text:span><text:span text:style-name="T23_4">will</text:span><text:span text:style-name="T23_5"><text:s/></text:span><text:span text:style-name="T23_6">add</text:span><text:span text:style-name="T23_7"><text:s/></text:span><text:span text:style-name="T23_8">another</text:span><text:span text:style-name="T23_9"><text:s/></text:span><text:span text:style-name="T23_10">property</text:span><text:span text:style-name="T23_11"><text:s/></text:span><text:span text:style-name="T23_12">to</text:span><text:span text:style-name="T23_13"><text:s/></text:span><text:span text:style-name="T23_14">the</text:span><text:span text:style-name="T23_15"><text:s/>"</text:span><text:span text:style-name="T23_16">name</text:span><text:span text:style-name="T23_17">"<text:s/></text:span><text:span text:style-name="T23_18">property</text:span><text:span text:style-name="T23_19"><text:s/></text:span><text:span text:style-name="T23_20">of</text:span><text:span text:style-name="T23_21"><text:s/></text:span><text:span text:style-name="T23_22">PJ</text:span><text:span text:style-name="T23_23"><text:s/>"</text:span><text:span text:style-name="T23_24">user</text:span><text:span text:style-name="T23_25">"</text:span></text:p>
      <text:p text:style-name="P24"/>
      <text:p text:style-name="P25"><text:span text:style-name="T25_1">HAPI</text:span><text:span text:style-name="T25_2">.</text:span><text:span text:style-name="T25_3">PJ</text:span><text:span text:style-name="T25_4">.</text:span><text:span text:style-name="T25_5">retrieve</text:span><text:span text:style-name="T25_6">("</text:span><text:span text:style-name="T25_7">user</text:span><text:span text:style-name="T25_8">",<text:s/></text:span><text:span text:style-name="T25_9">function</text:span><text:span text:style-name="T25_10">(_,<text:s/></text:span><text:span text:style-name="T25_11">value</text:span><text:span text:style-name="T25_12">)<text:s/>{<text:s/></text:span><text:span text:style-name="T25_13">console</text:span><text:span text:style-name="T25_14">.</text:span><text:span text:style-name="T25_15">log</text:span><text:span text:style-name="T25_16">(</text:span><text:span text:style-name="T25_17">value</text:span><text:span text:style-name="T25_18">)<text:s/>});</text:span></text:p>
      <text:p text:style-name="P26"><text:span text:style-name="T26_1">//<text:s/></text:span><text:span text:style-name="T26_2">outputs</text:span><text:span text:style-name="T26_3">:<text:s/>{<text:s/></text:span><text:span text:style-name="T26_4">name</text:span><text:span text:style-name="T26_5"><text:s/>:<text:s/>{<text:s/></text:span><text:span text:style-name="T26_6">firstName</text:span><text:span text:style-name="T26_7"><text:s/>: <text:s/>"</text:span><text:span text:style-name="T26_8">Jonathon</text:span><text:span text:style-name="T26_9">",<text:s/></text:span><text:span text:style-name="T26_10">lastName</text:span><text:span text:style-name="T26_11"><text:s/>:<text:s/>"</text:span><text:span text:style-name="T26_12">Heurist</text:span><text:span text:style-name="T26_13">"<text:s/>}<text:s/>,<text:s/></text:span><text:span text:style-name="T26_14">age</text:span><text:span text:style-name="T26_15"><text:s/>:<text:s/>3735928559<text:s/>}</text:span></text:p>
      <text:p text:style-name="P27"/>
      <text:p text:style-name="P28"><text:span text:style-name="T28_1">HAPI</text:span><text:span text:style-name="T28_2">.</text:span><text:span text:style-name="T28_3">PJ</text:span><text:span text:style-name="T28_4">.</text:span><text:span text:style-name="T28_5">store</text:span><text:span text:style-name="T28_6">("</text:span><text:span text:style-name="T28_7">user</text:span><text:span text:style-name="T28_8">",<text:s/>"</text:span><text:span text:style-name="T28_9">Jose</text:span><text:span text:style-name="T28_10"><text:s/></text:span><text:span text:style-name="T28_11">Cuervo</text:span><text:span text:style-name="T28_12">",<text:s/>{<text:s/></text:span><text:span text:style-name="T28_13">crossSession</text:span><text:span text:style-name="T28_14"><text:s/>:<text:s/>1<text:s/>});</text:span></text:p>
      <text:p text:style-name="P29"><text:span text:style-name="T29_1">HAPI</text:span><text:span text:style-name="T29_2">.</text:span><text:span text:style-name="T29_3">PJ</text:span><text:span text:style-name="T29_4">.</text:span><text:span text:style-name="T29_5">retrieve</text:span><text:span text:style-name="T29_6">("</text:span><text:span text:style-name="T29_7">user</text:span><text:span text:style-name="T29_8">",<text:s/></text:span><text:span text:style-name="T29_9">function</text:span><text:span text:style-name="T29_10">(_,<text:s/></text:span><text:span text:style-name="T29_11">value</text:span><text:span text:style-name="T29_12">)<text:s/>{<text:s/></text:span><text:span text:style-name="T29_13">alert</text:span><text:span text:style-name="T29_14">(</text:span><text:span text:style-name="T29_15">value</text:span><text:span text:style-name="T29_16">.</text:span><text:span text:style-name="T29_17">name</text:span><text:span text:style-name="T29_18">.</text:span><text:span text:style-name="T29_19">firstName</text:span><text:span text:style-name="T29_20">)<text:s/>});</text:span></text:p>
      <text:p text:style-name="P30"><text:span text:style-name="T30_1">//<text:s/></text:span><text:span text:style-name="T30_2">alerts</text:span><text:span text:style-name="T30_3"><text:s/>"</text:span><text:span text:style-name="T30_4">Jonathon</text:span><text:span text:style-name="T30_5">" <text:s/>-- <text:s/></text:span><text:span text:style-name="T30_6">cross</text:span><text:span text:style-name="T30_7">-</text:span><text:span text:style-name="T30_8">session</text:span><text:span text:style-name="T30_9"><text:s/></text:span><text:span text:style-name="T30_10">PJs</text:span><text:span text:style-name="T30_11"><text:s/></text:span><text:span text:style-name="T30_12">are</text:span><text:span text:style-name="T30_13"><text:s/></text:span><text:span text:style-name="T30_14">stored</text:span><text:span text:style-name="T30_15"><text:s/></text:span><text:span text:style-name="T30_16">separately</text:span><text:span text:style-name="T30_17"><text:s/></text:span><text:span text:style-name="T30_18">from</text:span><text:span text:style-name="T30_19"><text:s/></text:span><text:span text:style-name="T30_20">restricted</text:span><text:span text:style-name="T30_21">-</text:span><text:span text:style-name="T30_22">session</text:span><text:span text:style-name="T30_23"><text:s/></text:span><text:span text:style-name="T30_24">PJs</text:span></text:p>
      <text:p text:style-name="P31"><text:span text:style-name="T31_1">HAPI</text:span><text:span text:style-name="T31_2">.</text:span><text:span text:style-name="T31_3">PJ</text:span><text:span text:style-name="T31_4">.</text:span><text:span text:style-name="T31_5">store</text:span><text:span text:style-name="T31_6">("</text:span><text:span text:style-name="T31_7">user</text:span><text:span text:style-name="T31_8">",<text:s/>"</text:span><text:span text:style-name="T31_9">James</text:span><text:span text:style-name="T31_10"><text:s/></text:span><text:span text:style-name="T31_11">Squire</text:span><text:span text:style-name="T31_12">",<text:s/>{<text:s/></text:span><text:span text:style-name="T31_13">crossDomain</text:span><text:span text:style-name="T31_14"><text:s/>:<text:s/>1<text:s/>});</text:span></text:p>
      <text:p text:style-name="P32"><text:span text:style-name="T32_1">HAPI</text:span><text:span text:style-name="T32_2">.</text:span><text:span text:style-name="T32_3">PJ</text:span><text:span text:style-name="T32_4">.</text:span><text:span text:style-name="T32_5">retrieve</text:span><text:span text:style-name="T32_6">("</text:span><text:span text:style-name="T32_7">user</text:span><text:span text:style-name="T32_8">",<text:s/></text:span><text:span text:style-name="T32_9">function</text:span><text:span text:style-name="T32_10">(_,<text:s/></text:span><text:span text:style-name="T32_11">value</text:span><text:span text:style-name="T32_12">)<text:s/>{<text:s/></text:span><text:span text:style-name="T32_13">alert</text:span><text:span text:style-name="T32_14">(</text:span><text:span text:style-name="T32_15">value</text:span><text:span text:style-name="T32_16">.</text:span><text:span text:style-name="T32_17">name</text:span><text:span text:style-name="T32_18">.</text:span><text:span text:style-name="T32_19">firstName</text:span><text:span text:style-name="T32_20">)<text:s/>});</text:span></text:p>
      <text:p text:style-name="P33"><text:span text:style-name="T33_1">//<text:s/></text:span><text:span text:style-name="T33_2">alerts</text:span><text:span text:style-name="T33_3"><text:s/>"</text:span><text:span text:style-name="T33_4">Jonathon</text:span><text:span text:style-name="T33_5">"<text:s/></text:span><text:span text:style-name="T33_6">again</text:span><text:span text:style-name="T33_7"> <text:s/>-- <text:s/></text:span><text:span text:style-name="T33_8">cross</text:span><text:span text:style-name="T33_9">-</text:span><text:span text:style-name="T33_10">domain</text:span><text:span text:style-name="T33_11"><text:s/></text:span><text:span text:style-name="T33_12">PJs</text:span><text:span text:style-name="T33_13"><text:s/></text:span><text:span text:style-name="T33_14">are</text:span><text:span text:style-name="T33_15"><text:s/></text:span><text:span text:style-name="T33_16">stored</text:span><text:span text:style-name="T33_17"><text:s/></text:span><text:span text:style-name="T33_18">separately</text:span><text:span text:style-name="T33_19"><text:s/></text:span><text:span text:style-name="T33_20">from</text:span><text:span text:style-name="T33_21"><text:s/></text:span><text:span text:style-name="T33_22">restricted</text:span><text:span text:style-name="T33_23">-</text:span><text:span text:style-name="T33_24">domain</text:span><text:span text:style-name="T33_25"><text:s/></text:span><text:span text:style-name="T33_26">PJs</text:span></text:p>
      <text:p text:style-name="P34"><text:span text:style-name="T34_1">HAPI</text:span><text:span text:style-name="T34_2">.</text:span><text:span text:style-name="T34_3">PJ</text:span><text:span text:style-name="T34_4">.</text:span><text:span text:style-name="T34_5">store</text:span><text:span text:style-name="T34_6">("</text:span><text:span text:style-name="T34_7">greeting</text:span><text:span text:style-name="T34_8">",<text:s/>"</text:span><text:span text:style-name="T34_9">Goodbye</text:span><text:span text:style-name="T34_10">,<text:s/></text:span><text:span text:style-name="T34_11">cruel</text:span><text:span text:style-name="T34_12"><text:s/></text:span><text:span text:style-name="T34_13">world</text:span><text:span text:style-name="T34_14">!");</text:span></text:p>
      <text:p text:style-name="P35"><text:span text:style-name="T35_1">HAPI</text:span><text:span text:style-name="T35_2">.</text:span><text:span text:style-name="T35_3">PJ</text:span><text:span text:style-name="T35_4">.</text:span><text:span text:style-name="T35_5">retrieve</text:span><text:span text:style-name="T35_6">("</text:span><text:span text:style-name="T35_7">greeting</text:span><text:span text:style-name="T35_8">",<text:s/></text:span><text:span text:style-name="T35_9">function</text:span><text:span text:style-name="T35_10">(_,<text:s/></text:span><text:span text:style-name="T35_11">value</text:span><text:span text:style-name="T35_12">)<text:s/>{<text:s/></text:span><text:span text:style-name="T35_13">alert</text:span><text:span text:style-name="T35_14">(</text:span><text:span text:style-name="T35_15">value</text:span><text:span text:style-name="T35_16">)<text:s/>});</text:span></text:p>
      <text:p text:style-name="P36"><text:span text:style-name="T36_1">//<text:s/></text:span><text:span text:style-name="T36_2">alerts</text:span><text:span text:style-name="T36_3"><text:s/>"</text:span><text:span text:style-name="T36_4">goodbye</text:span><text:span text:style-name="T36_5">,<text:s/></text:span><text:span text:style-name="T36_6">cruel</text:span><text:span text:style-name="T36_7"><text:s/></text:span><text:span text:style-name="T36_8">world</text:span><text:span text:style-name="T36_9">!"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ourier New" svg:font-family="Courier New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.159cm" fo:margin-bottom="0.159cm" fo:margin-left="0.159cm" fo:margin-right="0.159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0cm" fo:line-height="100%" fo:margin-top="0.423cm" fo:margin-bottom="0.423cm" fo:margin-left="0cm" fo:margin-right="0cm" fo:keep-with-next="always" fo:keep-together="always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0cm" fo:line-height="100%" fo:margin-top="0.397cm" fo:margin-bottom="0.397cm" fo:margin-left="0cm" fo:margin-right="0cm" fo:keep-with-next="always" fo:keep-together="always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0cm" fo:line-height="100%" fo:margin-top="0.423cm" fo:margin-bottom="0.423cm" fo:margin-left="0cm" fo:margin-right="0cm" fo:keep-with-next="always" fo:keep-together="always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0cm" fo:line-height="100%" fo:margin-top="0.45cm" fo:margin-bottom="0.45cm" fo:margin-left="0cm" fo:margin-right="0cm" fo:keep-with-next="always" fo:keep-together="always" style:writing-mode="lr-tb"/>
      <style:text-properties fo:font-style="normal" style:font-style-asian="normal" style:font-style-complex="normal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text-indent="0cm" fo:line-height="100%" fo:margin-top="0.45cm" fo:margin-bottom="0.45cm" fo:margin-left="0cm" fo:margin-right="0cm" fo:keep-with-next="always" fo:keep-together="always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text-indent="0cm" fo:line-height="100%" fo:margin-top="0.635cm" fo:margin-bottom="0.635cm" fo:margin-left="0cm" fo:margin-right="0cm" fo:keep-with-next="always" fo:keep-together="always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